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6pt" fo:font-style="italic" fo:font-weight="bold" style:font-size-asian="16pt" style:font-style-asian="italic" style:font-weight-asian="bold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text-properties fo:font-size="21pt" fo:font-style="italic" style:text-underline-style="solid" style:text-underline-width="auto" style:text-underline-color="font-color" fo:font-weight="bold" style:font-size-asian="21pt" style:font-style-asian="italic" style:font-weight-asian="bold" style:font-size-complex="21pt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9pt" fo:font-weight="bold" style:font-size-asian="19pt" style:font-weight-asian="bold" style:font-size-complex="19pt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21pt" fo:font-weight="bold" style:font-size-asian="21pt" style:font-weight-asian="bold" style:font-size-complex="21pt"/>
    </style:style>
    <style:style style:name="T8" style:family="text">
      <style:text-properties fo:font-size="21pt" fo:font-style="italic" style:text-underline-style="solid" style:text-underline-width="auto" style:text-underline-color="font-color" fo:font-weight="bold" style:font-size-asian="21pt" style:font-style-asian="italic" style:font-weight-asian="bold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} Assignment(1)</text:span></text:p>
      <text:p text:style-name="P1"/>
      <text:p text:style-name="P1"/>
      <text:p text:style-name="Standard"><text:span text:style-name="T2">#include &lt;stdio.h&gt;</text:span></text:p>
      <text:p text:style-name="P2"/>
      <text:p text:style-name="Standard"><text:span text:style-name="T2">char board[3][3];</text:span></text:p>
      <text:p text:style-name="Standard"><text:span text:style-name="T2">char player = 'X';</text:span></text:p>
      <text:p text:style-name="P2"/>
      <text:p text:style-name="Standard"><text:span text:style-name="T2">void initializeBoard() {</text:span></text:p>
      <text:p text:style-name="Standard"><text:span text:style-name="T2"><text:s text:c="4"/>int i, j;</text:span></text:p>
      <text:p text:style-name="Standard"><text:span text:style-name="T2"><text:s text:c="4"/>for (i = 0; i &lt; 3; i++) {</text:span></text:p>
      <text:p text:style-name="Standard"><text:span text:style-name="T2"><text:s text:c="8"/>for (j = 0; j &lt; 3; j++) {</text:span></text:p>
      <text:p text:style-name="Standard"><text:span text:style-name="T2"><text:s text:c="12"/>board[i][j] = '1' + i * 3 + j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2"/>
      <text:p text:style-name="Standard"><text:span text:style-name="T2">void displayBoard() {</text:span></text:p>
      <text:p text:style-name="Standard"><text:span text:style-name="T2"><text:s text:c="4"/>printf("\n");</text:span></text:p>
      <text:p text:style-name="Standard"><text:span text:style-name="T2"><text:s text:c="4"/>for (int i = 0; i &lt; 3; i++) {</text:span></text:p>
      <text:p text:style-name="Standard"><text:soft-page-break/><text:span text:style-name="T2"><text:s text:c="8"/>for (int j = 0; j &lt; 3; j++) {</text:span></text:p>
      <text:p text:style-name="Standard"><text:span text:style-name="T2"><text:s text:c="12"/>printf(" %c ", board[i][j]);</text:span></text:p>
      <text:p text:style-name="Standard"><text:span text:style-name="T2"><text:s text:c="12"/>if (j &lt; 2) printf("|");</text:span></text:p>
      <text:p text:style-name="Standard"><text:span text:style-name="T2"><text:s text:c="8"/>}</text:span></text:p>
      <text:p text:style-name="Standard"><text:span text:style-name="T2"><text:s text:c="8"/>if (i &lt; 2) printf("\n-----------\n");</text:span></text:p>
      <text:p text:style-name="Standard"><text:span text:style-name="T2"><text:s text:c="4"/>}</text:span></text:p>
      <text:p text:style-name="Standard"><text:span text:style-name="T2"><text:s text:c="4"/>printf("\n");</text:span></text:p>
      <text:p text:style-name="Standard"><text:span text:style-name="T2">}</text:span></text:p>
      <text:p text:style-name="P2"/>
      <text:p text:style-name="Standard"><text:span text:style-name="T2">int isValidMove(int pos) {</text:span></text:p>
      <text:p text:style-name="Standard"><text:span text:style-name="T2"><text:s text:c="4"/>int row = (pos - 1) / 3;</text:span></text:p>
      <text:p text:style-name="Standard"><text:span text:style-name="T2"><text:s text:c="4"/>int col = (pos - 1) % 3;</text:span></text:p>
      <text:p text:style-name="Standard"><text:span text:style-name="T2"><text:s text:c="4"/>return board[row][col] != 'X' &amp;&amp; board[row][col] != 'O';</text:span></text:p>
      <text:p text:style-name="Standard"><text:span text:style-name="T2">}</text:span></text:p>
      <text:p text:style-name="P2"/>
      <text:p text:style-name="Standard"><text:span text:style-name="T2">void makeMove(int pos) {</text:span></text:p>
      <text:p text:style-name="Standard"><text:span text:style-name="T2"><text:s text:c="4"/>int row = (pos - 1) / 3;</text:span></text:p>
      <text:p text:style-name="Standard"><text:span text:style-name="T2"><text:s text:c="4"/>int col = (pos - 1) % 3;</text:span></text:p>
      <text:p text:style-name="Standard"><text:span text:style-name="T2"><text:s text:c="4"/>board[row][col] = player;</text:span></text:p>
      <text:p text:style-name="Standard"><text:span text:style-name="T2">}</text:span></text:p>
      <text:p text:style-name="P2"/>
      <text:p text:style-name="Standard"><text:soft-page-break/><text:span text:style-name="T2">int checkWinner() {</text:span></text:p>
      <text:p text:style-name="Standard"><text:span text:style-name="T2"><text:s text:c="4"/>for (int i = 0; i &lt; 3; i++) {</text:span></text:p>
      <text:p text:style-name="Standard"><text:span text:style-name="T2"><text:s text:c="8"/>if (board[i][0] == board[i][1] &amp;&amp; board[i][1] == board[i][2]) return 1;</text:span></text:p>
      <text:p text:style-name="Standard"><text:span text:style-name="T2"><text:s text:c="8"/>if (board[0][i] == board[1][i] &amp;&amp; board[1][i] == board[2][i]) return 1;</text:span></text:p>
      <text:p text:style-name="Standard"><text:span text:style-name="T2"><text:s text:c="4"/>}</text:span></text:p>
      <text:p text:style-name="Standard"><text:span text:style-name="T2"><text:s text:c="4"/>if (board[0][0] == board[1][1] &amp;&amp; board[1][1] == board[2][2]) return 1;</text:span></text:p>
      <text:p text:style-name="Standard"><text:span text:style-name="T2"><text:s text:c="4"/>if (board[0][2] == board[1][1] &amp;&amp; board[1][1] == board[2][0]) return 1;</text:span></text:p>
      <text:p text:style-name="Standard"><text:span text:style-name="T2"><text:s text:c="4"/>return 0;</text:span></text:p>
      <text:p text:style-name="Standard"><text:span text:style-name="T2">}</text:span></text:p>
      <text:p text:style-name="P2"/>
      <text:p text:style-name="Standard"><text:span text:style-name="T2">void switchPlayer() {</text:span></text:p>
      <text:p text:style-name="Standard"><text:span text:style-name="T2"><text:s text:c="4"/>player = (player == 'X') ? 'O' : 'X';</text:span></text:p>
      <text:p text:style-name="Standard"><text:span text:style-name="T2">}</text:span></text:p>
      <text:p text:style-name="P2"/>
      <text:p text:style-name="Standard"><text:span text:style-name="T2">int main() {</text:span></text:p>
      <text:p text:style-name="Standard"><text:span text:style-name="T2"><text:s text:c="4"/>int move, totalMoves = 0;</text:span></text:p>
      <text:p text:style-name="Standard"><text:span text:style-name="T2"><text:s text:c="4"/>initializeBoard();</text:span></text:p>
      <text:p text:style-name="P2"/>
      <text:p text:style-name="Standard"><text:span text:style-name="T2"><text:s text:c="4"/>while (1) {</text:span></text:p>
      <text:p text:style-name="Standard"><text:span text:style-name="T2"><text:s text:c="8"/>displayBoard();</text:span></text:p>
      <text:p text:style-name="Standard"><text:span text:style-name="T2"><text:s text:c="8"/>printf("Player %c, enter your move (1-9): ", player);</text:span></text:p>
      <text:p text:style-name="Standard"><text:soft-page-break/><text:span text:style-name="T2"><text:s text:c="8"/>scanf("%d", &amp;move);</text:span></text:p>
      <text:p text:style-name="P2"/>
      <text:p text:style-name="Standard"><text:span text:style-name="T2"><text:s text:c="8"/>if (move &lt; 1 || move &gt; 9 || !isValidMove(move)) {</text:span></text:p>
      <text:p text:style-name="Standard"><text:span text:style-name="T2"><text:s text:c="12"/>printf("Invalid move! Try again.\n");</text:span></text:p>
      <text:p text:style-name="Standard"><text:span text:style-name="T2"><text:s text:c="12"/>continue;</text:span></text:p>
      <text:p text:style-name="Standard"><text:span text:style-name="T2"><text:s text:c="8"/>}</text:span></text:p>
      <text:p text:style-name="P2"/>
      <text:p text:style-name="Standard"><text:span text:style-name="T2"><text:s text:c="8"/>makeMove(move);</text:span></text:p>
      <text:p text:style-name="Standard"><text:span text:style-name="T2"><text:s text:c="8"/>totalMoves++;</text:span></text:p>
      <text:p text:style-name="P2"/>
      <text:p text:style-name="Standard"><text:span text:style-name="T2"><text:s text:c="8"/>if (checkWinner()) {</text:span></text:p>
      <text:p text:style-name="Standard"><text:span text:style-name="T2"><text:s text:c="12"/>displayBoard();</text:span></text:p>
      <text:p text:style-name="Standard"><text:span text:style-name="T2"><text:s text:c="12"/>printf("Player %c wins!\n", player);</text:span></text:p>
      <text:p text:style-name="Standard"><text:span text:style-name="T2"><text:s text:c="12"/>break;</text:span></text:p>
      <text:p text:style-name="Standard"><text:span text:style-name="T2"><text:s text:c="8"/>}</text:span></text:p>
      <text:p text:style-name="P2"/>
      <text:p text:style-name="Standard"><text:span text:style-name="T2"><text:s text:c="8"/>if (totalMoves == 9) {</text:span></text:p>
      <text:p text:style-name="Standard"><text:span text:style-name="T2"><text:s text:c="12"/>displayBoard();</text:span></text:p>
      <text:p text:style-name="Standard"><text:span text:style-name="T2"><text:s text:c="12"/>printf("It's a draw!\n");</text:span></text:p>
      <text:p text:style-name="Standard"><text:span text:style-name="T2"><text:s text:c="12"/>break;</text:span></text:p>
      <text:p text:style-name="Standard"><text:span text:style-name="T2"><text:s text:c="8"/>}</text:span></text:p>
      <text:p text:style-name="P2"><text:soft-page-break/></text:p>
      <text:p text:style-name="Standard"><text:span text:style-name="T2"><text:s text:c="8"/>switchPlayer();</text:span></text:p>
      <text:p text:style-name="Standard"><text:span text:style-name="T2"><text:s text:c="4"/>}</text:span></text:p>
      <text:p text:style-name="P2"/>
      <text:p text:style-name="Standard"><text:span text:style-name="T2"><text:s text:c="4"/>return 0;</text:span></text:p>
      <text:p text:style-name="Standard"><text:span text:style-name="T2">}</text:span></text:p>
      <text:p text:style-name="P2"/>
      <text:p text:style-name="P2"/>
      <text:p text:style-name="P2"/>
      <text:p text:style-name="P2"/>
      <text:p text:style-name="P2"/>
      <text:p text:style-name="P3"/>
      <text:p text:style-name="Standard"><text:span text:style-name="T3">B} Assignment_2</text:span></text:p>
      <text:p text:style-name="P4"/>
      <text:p text:style-name="Standard"><text:span text:style-name="T4">#include &lt;stdio.h&gt;</text:span></text:p>
      <text:p text:style-name="P6"/>
      <text:p text:style-name="Standard"><text:span text:style-name="T4">char board[3][3];</text:span></text:p>
      <text:p text:style-name="Standard"><text:span text:style-name="T4">char human = 'X';</text:span></text:p>
      <text:p text:style-name="Standard"><text:span text:style-name="T4">char computer = 'O';</text:span></text:p>
      <text:p text:style-name="P6"/>
      <text:p text:style-name="Standard"><text:span text:style-name="T4">void initializeBoard() {</text:span></text:p>
      <text:p text:style-name="Standard"><text:soft-page-break/><text:span text:style-name="T4"><text:s text:c="4"/>for (int i = 0; i &lt; 3; i++) {</text:span></text:p>
      <text:p text:style-name="Standard"><text:span text:style-name="T4"><text:s text:c="8"/>for (int j = 0; j &lt; 3; j++) {</text:span></text:p>
      <text:p text:style-name="Standard"><text:span text:style-name="T4"><text:s text:c="12"/>board[i][j] = '1' + i * 3 + j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}</text:span></text:p>
      <text:p text:style-name="P6"/>
      <text:p text:style-name="Standard"><text:span text:style-name="T4">void displayBoard() {</text:span></text:p>
      <text:p text:style-name="Standard"><text:span text:style-name="T4"><text:s text:c="4"/>printf("\n");</text:span></text:p>
      <text:p text:style-name="Standard"><text:span text:style-name="T4"><text:s text:c="4"/>for (int i = 0; i &lt; 3; i++) {</text:span></text:p>
      <text:p text:style-name="Standard"><text:span text:style-name="T4"><text:s text:c="8"/>for (int j = 0; j &lt; 3; j++) {</text:span></text:p>
      <text:p text:style-name="Standard"><text:span text:style-name="T4"><text:s text:c="12"/>printf(" %c ", board[i][j]);</text:span></text:p>
      <text:p text:style-name="Standard"><text:span text:style-name="T4"><text:s text:c="12"/>if (j &lt; 2) printf("|");</text:span></text:p>
      <text:p text:style-name="Standard"><text:span text:style-name="T4"><text:s text:c="8"/>}</text:span></text:p>
      <text:p text:style-name="Standard"><text:span text:style-name="T4"><text:s text:c="8"/>if (i &lt; 2) printf("\n-----------\n");</text:span></text:p>
      <text:p text:style-name="Standard"><text:span text:style-name="T4"><text:s text:c="4"/>}</text:span></text:p>
      <text:p text:style-name="Standard"><text:span text:style-name="T4"><text:s text:c="4"/>printf("\n");</text:span></text:p>
      <text:p text:style-name="Standard"><text:span text:style-name="T4">}</text:span></text:p>
      <text:p text:style-name="P6"/>
      <text:p text:style-name="Standard"><text:span text:style-name="T4">int checkWinner(char player) {</text:span></text:p>
      <text:p text:style-name="Standard"><text:span text:style-name="T4"><text:s text:c="4"/>for (int i = 0; i &lt; 3; i++) {</text:span></text:p>
      <text:p text:style-name="Standard"><text:soft-page-break/><text:span text:style-name="T4"><text:s text:c="8"/>if (board[i][0] == player &amp;&amp; board[i][1] == player &amp;&amp; board[i][2] == player) return 1;</text:span></text:p>
      <text:p text:style-name="Standard"><text:span text:style-name="T4"><text:s text:c="8"/>if (board[0][i] == player &amp;&amp; board[1][i] == player &amp;&amp; board[2][i] == player) return 1;</text:span></text:p>
      <text:p text:style-name="Standard"><text:span text:style-name="T4"><text:s text:c="4"/>}</text:span></text:p>
      <text:p text:style-name="Standard"><text:span text:style-name="T4"><text:s text:c="4"/>if (board[0][0] == player &amp;&amp; board[1][1] == player &amp;&amp; board[2][2] == player) return 1;</text:span></text:p>
      <text:p text:style-name="Standard"><text:span text:style-name="T4"><text:s text:c="4"/>if (board[0][2] == player &amp;&amp; board[1][1] == player &amp;&amp; board[2][0] == player) return 1;</text:span></text:p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Standard"><text:span text:style-name="T4">int isBoardFull() {</text:span></text:p>
      <text:p text:style-name="Standard"><text:span text:style-name="T4"><text:s text:c="4"/>for (int i = 0; i &lt; 3; i++) {</text:span></text:p>
      <text:p text:style-name="Standard"><text:span text:style-name="T4"><text:s text:c="8"/>for (int j = 0; j &lt; 3; j++) {</text:span></text:p>
      <text:p text:style-name="Standard"><text:span text:style-name="T4"><text:s text:c="12"/>if (board[i][j] != 'X' &amp;&amp; board[i][j] != 'O') return 0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<text:s text:c="4"/>return 1;</text:span></text:p>
      <text:p text:style-name="Standard"><text:span text:style-name="T4">}</text:span></text:p>
      <text:p text:style-name="P6"/>
      <text:p text:style-name="Standard"><text:span text:style-name="T4">int minimax(char currentPlayer, int depth) {</text:span></text:p>
      <text:p text:style-name="Standard"><text:span text:style-name="T4"><text:s text:c="4"/>if (checkWinner(computer)) return 10 - depth;</text:span></text:p>
      <text:p text:style-name="Standard"><text:span text:style-name="T4"><text:s text:c="4"/>if (checkWinner(human)) return depth - 10;</text:span></text:p>
      <text:p text:style-name="Standard"><text:span text:style-name="T4"><text:s text:c="4"/>if (isBoardFull()) return 0;</text:span></text:p>
      <text:p text:style-name="P6"><text:soft-page-break/></text:p>
      <text:p text:style-name="Standard"><text:span text:style-name="T4"><text:s text:c="4"/>int bestScore = (currentPlayer == computer) ? -1000 : 1000;</text:span></text:p>
      <text:p text:style-name="P6"/>
      <text:p text:style-name="Standard"><text:span text:style-name="T4"><text:s text:c="4"/>for (int i = 0; i &lt; 3; i++) {</text:span></text:p>
      <text:p text:style-name="Standard"><text:span text:style-name="T4"><text:s text:c="8"/>for (int j = 0; j &lt; 3; j++) {</text:span></text:p>
      <text:p text:style-name="Standard"><text:span text:style-name="T4"><text:s text:c="12"/>if (board[i][j] != 'X' &amp;&amp; board[i][j] != 'O') {</text:span></text:p>
      <text:p text:style-name="Standard"><text:span text:style-name="T4"><text:s text:c="16"/>char temp = board[i][j];</text:span></text:p>
      <text:p text:style-name="Standard"><text:span text:style-name="T4"><text:s text:c="16"/>board[i][j] = currentPlayer;</text:span></text:p>
      <text:p text:style-name="P6"/>
      <text:p text:style-name="Standard"><text:span text:style-name="T4"><text:s text:c="16"/>int score = minimax((currentPlayer == computer) ? human : computer, depth + 1);</text:span></text:p>
      <text:p text:style-name="P6"/>
      <text:p text:style-name="Standard"><text:span text:style-name="T4"><text:s text:c="16"/>board[i][j] = temp;</text:span></text:p>
      <text:p text:style-name="Standard"><text:span text:style-name="T4"><text:s text:c="16"/>bestScore = (currentPlayer == computer) ? (score &gt; bestScore ? score : bestScore) : (score &lt; bestScore ? score : bestScore);</text:span></text:p>
      <text:p text:style-name="Standard"><text:span text:style-name="T4"><text:s text:c="12"/>}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return bestScore;</text:span></text:p>
      <text:p text:style-name="Standard"><text:span text:style-name="T4">}</text:span></text:p>
      <text:p text:style-name="P6"/>
      <text:p text:style-name="Standard"><text:span text:style-name="T4">void bestMove() {</text:span></text:p>
      <text:p text:style-name="Standard"><text:soft-page-break/><text:span text:style-name="T4"><text:s text:c="4"/>int bestScore = -1000;</text:span></text:p>
      <text:p text:style-name="Standard"><text:span text:style-name="T4"><text:s text:c="4"/>int moveRow, moveCol;</text:span></text:p>
      <text:p text:style-name="P6"/>
      <text:p text:style-name="Standard"><text:span text:style-name="T4"><text:s text:c="4"/>for (int i = 0; i &lt; 3; i++) {</text:span></text:p>
      <text:p text:style-name="Standard"><text:span text:style-name="T4"><text:s text:c="8"/>for (int j = 0; j &lt; 3; j++) {</text:span></text:p>
      <text:p text:style-name="Standard"><text:span text:style-name="T4"><text:s text:c="12"/>if (board[i][j] != 'X' &amp;&amp; board[i][j] != 'O') {</text:span></text:p>
      <text:p text:style-name="Standard"><text:span text:style-name="T4"><text:s text:c="16"/>char temp = board[i][j];</text:span></text:p>
      <text:p text:style-name="Standard"><text:span text:style-name="T4"><text:s text:c="16"/>board[i][j] = computer;</text:span></text:p>
      <text:p text:style-name="P6"/>
      <text:p text:style-name="Standard"><text:span text:style-name="T4"><text:s text:c="16"/>int score = minimax(human, 0);</text:span></text:p>
      <text:p text:style-name="P6"/>
      <text:p text:style-name="Standard"><text:span text:style-name="T4"><text:s text:c="16"/>board[i][j] = temp;</text:span></text:p>
      <text:p text:style-name="Standard"><text:span text:style-name="T4"><text:s text:c="16"/>if (score &gt; bestScore) {</text:span></text:p>
      <text:p text:style-name="Standard"><text:span text:style-name="T4"><text:s text:c="20"/>bestScore = score;</text:span></text:p>
      <text:p text:style-name="Standard"><text:span text:style-name="T4"><text:s text:c="20"/>moveRow = i;</text:span></text:p>
      <text:p text:style-name="Standard"><text:span text:style-name="T4"><text:s text:c="20"/>moveCol = j;</text:span></text:p>
      <text:p text:style-name="Standard"><text:span text:style-name="T4"><text:s text:c="16"/>}</text:span></text:p>
      <text:p text:style-name="Standard"><text:span text:style-name="T4"><text:s text:c="12"/>}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<text:s text:c="4"/>board[moveRow][moveCol] = computer;</text:span></text:p>
      <text:p text:style-name="Standard"><text:soft-page-break/><text:span text:style-name="T4">}</text:span></text:p>
      <text:p text:style-name="P6"/>
      <text:p text:style-name="Standard"><text:span text:style-name="T4">int main() {</text:span></text:p>
      <text:p text:style-name="Standard"><text:span text:style-name="T4"><text:s text:c="4"/>int move;</text:span></text:p>
      <text:p text:style-name="Standard"><text:span text:style-name="T4"><text:s text:c="4"/>initializeBoard();</text:span></text:p>
      <text:p text:style-name="P6"/>
      <text:p text:style-name="Standard"><text:span text:style-name="T4"><text:s text:c="4"/>while (1) {</text:span></text:p>
      <text:p text:style-name="Standard"><text:span text:style-name="T4"><text:s text:c="8"/>displayBoard();</text:span></text:p>
      <text:p text:style-name="P6"/>
      <text:p text:style-name="Standard"><text:span text:style-name="T4"><text:s text:c="8"/>printf("Enter your move (1-9): ");</text:span></text:p>
      <text:p text:style-name="Standard"><text:span text:style-name="T4"><text:s text:c="8"/>scanf("%d", &amp;move);</text:span></text:p>
      <text:p text:style-name="Standard"><text:span text:style-name="T4"><text:s text:c="8"/>if (move &lt; 1 || move &gt; 9 || board[(move - 1) / 3][(move - 1) % 3] == 'X' || board[(move - 1) / 3][(move - 1) % 3] == 'O') {</text:span></text:p>
      <text:p text:style-name="Standard"><text:span text:style-name="T4"><text:s text:c="12"/>printf("Invalid move! Try again.\n");</text:span></text:p>
      <text:p text:style-name="Standard"><text:span text:style-name="T4"><text:s text:c="12"/>continue;</text:span></text:p>
      <text:p text:style-name="Standard"><text:span text:style-name="T4"><text:s text:c="8"/>}</text:span></text:p>
      <text:p text:style-name="Standard"><text:span text:style-name="T4"><text:s text:c="8"/>board[(move - 1) / 3][(move - 1) % 3] = human;</text:span></text:p>
      <text:p text:style-name="P6"/>
      <text:p text:style-name="Standard"><text:span text:style-name="T4"><text:s text:c="8"/>if (checkWinner(human)) {</text:span></text:p>
      <text:p text:style-name="Standard"><text:span text:style-name="T4"><text:s text:c="12"/>displayBoard();</text:span></text:p>
      <text:p text:style-name="Standard"><text:span text:style-name="T4"><text:s text:c="12"/>printf("You win!\n");</text:span></text:p>
      <text:p text:style-name="Standard"><text:span text:style-name="T4"><text:s text:c="12"/>break;</text:span></text:p>
      <text:p text:style-name="Standard"><text:soft-page-break/><text:span text:style-name="T4"><text:s text:c="8"/>}</text:span></text:p>
      <text:p text:style-name="Standard"><text:span text:style-name="T4"><text:s text:c="8"/>if (isBoardFull()) {</text:span></text:p>
      <text:p text:style-name="Standard"><text:span text:style-name="T4"><text:s text:c="12"/>displayBoard();</text:span></text:p>
      <text:p text:style-name="Standard"><text:span text:style-name="T4"><text:s text:c="12"/>printf("It's a draw!\n");</text:span></text:p>
      <text:p text:style-name="Standard"><text:span text:style-name="T4"><text:s text:c="12"/>break;</text:span></text:p>
      <text:p text:style-name="Standard"><text:span text:style-name="T4"><text:s text:c="8"/>}</text:span></text:p>
      <text:p text:style-name="P6"/>
      <text:p text:style-name="Standard"><text:span text:style-name="T4"><text:s text:c="8"/>bestMove();</text:span></text:p>
      <text:p text:style-name="Standard"><text:span text:style-name="T4"><text:s text:c="8"/>if (checkWinner(computer)) {</text:span></text:p>
      <text:p text:style-name="Standard"><text:span text:style-name="T4"><text:s text:c="12"/>displayBoard();</text:span></text:p>
      <text:p text:style-name="Standard"><text:span text:style-name="T4"><text:s text:c="12"/>printf("Computer wins!\n");</text:span></text:p>
      <text:p text:style-name="Standard"><text:span text:style-name="T4"><text:s text:c="12"/>break;</text:span></text:p>
      <text:p text:style-name="Standard"><text:span text:style-name="T4"><text:s text:c="8"/>}</text:span></text:p>
      <text:p text:style-name="Standard"><text:span text:style-name="T4"><text:s text:c="8"/>if (isBoardFull()) {</text:span></text:p>
      <text:p text:style-name="Standard"><text:span text:style-name="T4"><text:s text:c="12"/>displayBoard();</text:span></text:p>
      <text:p text:style-name="Standard"><text:span text:style-name="T4"><text:s text:c="12"/>printf("It's a draw!\n");</text:span></text:p>
      <text:p text:style-name="Standard"><text:span text:style-name="T4"><text:s text:c="12"/>break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return 0;</text:span></text:p>
      <text:p text:style-name="Standard"><text:soft-page-break/><text:span text:style-name="T4">}</text:span></text:p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5">C} Assignment_3</text:span></text:p>
      <text:p text:style-name="P7"/>
      <text:p text:style-name="Standard"><text:span text:style-name="T4">#include &lt;stdio.h&gt;</text:span></text:p>
      <text:p text:style-name="Standard"><text:span text:style-name="T4">#include &lt;stdlib.h&gt;</text:span></text:p>
      <text:p text:style-name="P6"/>
      <text:p text:style-name="Standard"><text:span text:style-name="T4">#define MAX 100</text:span></text:p>
      <text:p text:style-name="P6"/>
      <text:p text:style-name="P6"/>
      <text:p text:style-name="Standard"><text:span text:style-name="T4">struct Node {</text:span></text:p>
      <text:p text:style-name="Standard"><text:span text:style-name="T4"><text:s text:c="4"/>int vertex;</text:span></text:p>
      <text:p text:style-name="Standard"><text:span text:style-name="T4"><text:s text:c="4"/>struct Node* next;</text:span></text:p>
      <text:p text:style-name="Standard"><text:span text:style-name="T4">};</text:span></text:p>
      <text:p text:style-name="P6"/>
      <text:p text:style-name="Standard"><text:span text:style-name="T4">struct Graph {</text:span></text:p>
      <text:p text:style-name="Standard"><text:soft-page-break/><text:span text:style-name="T4"><text:s text:c="4"/>int numVertices;</text:span></text:p>
      <text:p text:style-name="Standard"><text:span text:style-name="T4"><text:s text:c="4"/>struct Node** adjLists;</text:span></text:p>
      <text:p text:style-name="Standard"><text:span text:style-name="T4"><text:s text:c="4"/>int* visited;</text:span></text:p>
      <text:p text:style-name="Standard"><text:span text:style-name="T4">};</text:span></text:p>
      <text:p text:style-name="P6"/>
      <text:p text:style-name="Standard"><text:span text:style-name="T4">struct Queue {</text:span></text:p>
      <text:p text:style-name="Standard"><text:span text:style-name="T4"><text:s text:c="4"/>int items[MAX];</text:span></text:p>
      <text:p text:style-name="Standard"><text:span text:style-name="T4"><text:s text:c="4"/>int front;</text:span></text:p>
      <text:p text:style-name="Standard"><text:span text:style-name="T4"><text:s text:c="4"/>int rear;</text:span></text:p>
      <text:p text:style-name="Standard"><text:span text:style-name="T4">};</text:span></text:p>
      <text:p text:style-name="P6"/>
      <text:p text:style-name="Standard"><text:span text:style-name="T4">struct Node* createNode(int v) {</text:span></text:p>
      <text:p text:style-name="Standard"><text:span text:style-name="T4"><text:s text:c="4"/>struct Node* newNode = (struct Node*)malloc(sizeof(struct Node));</text:span></text:p>
      <text:p text:style-name="Standard"><text:span text:style-name="T4"><text:s text:c="4"/>newNode-&gt;vertex = v;</text:span></text:p>
      <text:p text:style-name="Standard"><text:span text:style-name="T4"><text:s text:c="4"/>newNode-&gt;next = NULL;</text:span></text:p>
      <text:p text:style-name="Standard"><text:span text:style-name="T4"><text:s text:c="4"/>return newNode;</text:span></text:p>
      <text:p text:style-name="Standard"><text:span text:style-name="T4">}</text:span></text:p>
      <text:p text:style-name="P6"/>
      <text:p text:style-name="Standard"><text:span text:style-name="T4">struct Graph* createGraph(int vertices) {</text:span></text:p>
      <text:p text:style-name="Standard"><text:span text:style-name="T4"><text:s text:c="4"/>struct Graph* graph = (struct Graph*)malloc(sizeof(struct Graph));</text:span></text:p>
      <text:p text:style-name="Standard"><text:span text:style-name="T4"><text:s text:c="4"/>graph-&gt;numVertices = vertices;</text:span></text:p>
      <text:p text:style-name="Standard"><text:soft-page-break/><text:span text:style-name="T4"><text:s text:c="4"/>graph-&gt;adjLists = (struct Node**)malloc(vertices * sizeof(struct Node*));</text:span></text:p>
      <text:p text:style-name="Standard"><text:span text:style-name="T4"><text:s text:c="4"/>graph-&gt;visited = (int*)malloc(vertices * sizeof(int));</text:span></text:p>
      <text:p text:style-name="P6"/>
      <text:p text:style-name="Standard"><text:span text:style-name="T4"><text:s text:c="4"/>for (int i = 0; i &lt; vertices; i++) {</text:span></text:p>
      <text:p text:style-name="Standard"><text:span text:style-name="T4"><text:s text:c="8"/>graph-&gt;adjLists[i] = NULL;</text:span></text:p>
      <text:p text:style-name="Standard"><text:span text:style-name="T4"><text:s text:c="8"/>graph-&gt;visited[i] = 0;</text:span></text:p>
      <text:p text:style-name="Standard"><text:span text:style-name="T4"><text:s text:c="4"/>}</text:span></text:p>
      <text:p text:style-name="P6"/>
      <text:p text:style-name="Standard"><text:span text:style-name="T4"><text:s text:c="4"/>return graph;</text:span></text:p>
      <text:p text:style-name="Standard"><text:span text:style-name="T4">}</text:span></text:p>
      <text:p text:style-name="P6"/>
      <text:p text:style-name="P6"/>
      <text:p text:style-name="Standard"><text:span text:style-name="T4">void addEdge(struct Graph* graph, int src, int dest) {</text:span></text:p>
      <text:p text:style-name="Standard"><text:span text:style-name="T4"><text:s text:c="4"/>struct Node* newNode = createNode(dest);</text:span></text:p>
      <text:p text:style-name="Standard"><text:span text:style-name="T4"><text:s text:c="4"/>newNode-&gt;next = graph-&gt;adjLists[src];</text:span></text:p>
      <text:p text:style-name="Standard"><text:span text:style-name="T4"><text:s text:c="4"/>graph-&gt;adjLists[src] = newNode;</text:span></text:p>
      <text:p text:style-name="P6"/>
      <text:p text:style-name="Standard"><text:span text:style-name="T4"><text:s text:c="4"/>newNode = createNode(src);</text:span></text:p>
      <text:p text:style-name="Standard"><text:span text:style-name="T4"><text:s text:c="4"/>newNode-&gt;next = graph-&gt;adjLists[dest];</text:span></text:p>
      <text:p text:style-name="Standard"><text:span text:style-name="T4"><text:s text:c="4"/>graph-&gt;adjLists[dest] = newNode;</text:span></text:p>
      <text:p text:style-name="Standard"><text:span text:style-name="T4">}</text:span></text:p>
      <text:p text:style-name="P6"><text:soft-page-break/></text:p>
      <text:p text:style-name="Standard"><text:span text:style-name="T4">struct Queue* createQueue() {</text:span></text:p>
      <text:p text:style-name="Standard"><text:span text:style-name="T4"><text:s text:c="4"/>struct Queue* q = (struct Queue*)malloc(sizeof(struct Queue));</text:span></text:p>
      <text:p text:style-name="Standard"><text:span text:style-name="T4"><text:s text:c="4"/>q-&gt;front = -1;</text:span></text:p>
      <text:p text:style-name="Standard"><text:span text:style-name="T4"><text:s text:c="4"/>q-&gt;rear = -1;</text:span></text:p>
      <text:p text:style-name="Standard"><text:span text:style-name="T4"><text:s text:c="4"/>return q;</text:span></text:p>
      <text:p text:style-name="Standard"><text:span text:style-name="T4">}</text:span></text:p>
      <text:p text:style-name="P6"/>
      <text:p text:style-name="P6"/>
      <text:p text:style-name="Standard"><text:span text:style-name="T4">int isEmpty(struct Queue* q) {</text:span></text:p>
      <text:p text:style-name="Standard"><text:span text:style-name="T4"><text:s text:c="4"/>if (q-&gt;rear == -1) return 1;</text:span></text:p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P6"/>
      <text:p text:style-name="Standard"><text:span text:style-name="T4">void enqueue(struct Queue* q, int value) {</text:span></text:p>
      <text:p text:style-name="Standard"><text:span text:style-name="T4"><text:s text:c="4"/>if (q-&gt;rear == MAX - 1)</text:span></text:p>
      <text:p text:style-name="Standard"><text:span text:style-name="T4"><text:s text:c="8"/>printf("Queue is full!\n");</text:span></text:p>
      <text:p text:style-name="Standard"><text:span text:style-name="T4"><text:s text:c="4"/>else {</text:span></text:p>
      <text:p text:style-name="Standard"><text:span text:style-name="T4"><text:s text:c="8"/>if (q-&gt;front == -1)</text:span></text:p>
      <text:p text:style-name="Standard"><text:span text:style-name="T4"><text:s text:c="12"/>q-&gt;front = 0;</text:span></text:p>
      <text:p text:style-name="Standard"><text:soft-page-break/><text:span text:style-name="T4"><text:s text:c="8"/>q-&gt;rear++;</text:span></text:p>
      <text:p text:style-name="Standard"><text:span text:style-name="T4"><text:s text:c="8"/>q-&gt;items[q-&gt;rear] = value;</text:span></text:p>
      <text:p text:style-name="Standard"><text:span text:style-name="T4"><text:s text:c="4"/>}</text:span></text:p>
      <text:p text:style-name="Standard"><text:span text:style-name="T4">}</text:span></text:p>
      <text:p text:style-name="P6"/>
      <text:p text:style-name="P6"/>
      <text:p text:style-name="Standard"><text:span text:style-name="T4">int dequeue(struct Queue* q) {</text:span></text:p>
      <text:p text:style-name="Standard"><text:span text:style-name="T4"><text:s text:c="4"/>int item;</text:span></text:p>
      <text:p text:style-name="Standard"><text:span text:style-name="T4"><text:s text:c="4"/>if (isEmpty(q)) {</text:span></text:p>
      <text:p text:style-name="Standard"><text:span text:style-name="T4"><text:s text:c="8"/>printf("Queue is empty!\n");</text:span></text:p>
      <text:p text:style-name="Standard"><text:span text:style-name="T4"><text:s text:c="8"/>item = -1;</text:span></text:p>
      <text:p text:style-name="Standard"><text:span text:style-name="T4"><text:s text:c="4"/>} else {</text:span></text:p>
      <text:p text:style-name="Standard"><text:span text:style-name="T4"><text:s text:c="8"/>item = q-&gt;items[q-&gt;front];</text:span></text:p>
      <text:p text:style-name="Standard"><text:span text:style-name="T4"><text:s text:c="8"/>q-&gt;front++;</text:span></text:p>
      <text:p text:style-name="Standard"><text:span text:style-name="T4"><text:s text:c="8"/>if (q-&gt;front &gt; q-&gt;rear) {</text:span></text:p>
      <text:p text:style-name="Standard"><text:span text:style-name="T4"><text:s text:c="12"/>q-&gt;front = q-&gt;rear = -1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<text:s text:c="4"/>return item;</text:span></text:p>
      <text:p text:style-name="Standard"><text:span text:style-name="T4">}</text:span></text:p>
      <text:p text:style-name="P6"/>
      <text:p text:style-name="P6"><text:soft-page-break/></text:p>
      <text:p text:style-name="Standard"><text:span text:style-name="T4">void BFS(struct Graph* graph, int startVertex) {</text:span></text:p>
      <text:p text:style-name="Standard"><text:span text:style-name="T4"><text:s text:c="4"/>struct Queue* q = createQueue();</text:span></text:p>
      <text:p text:style-name="Standard"><text:span text:style-name="T4"><text:s text:c="4"/>graph-&gt;visited[startVertex] = 1;</text:span></text:p>
      <text:p text:style-name="Standard"><text:span text:style-name="T4"><text:s text:c="4"/>enqueue(q, startVertex);</text:span></text:p>
      <text:p text:style-name="P6"/>
      <text:p text:style-name="Standard"><text:span text:style-name="T4"><text:s text:c="4"/>while (!isEmpty(q)) {</text:span></text:p>
      <text:p text:style-name="Standard"><text:span text:style-name="T4"><text:s text:c="8"/>int currentVertex = dequeue(q);</text:span></text:p>
      <text:p text:style-name="Standard"><text:span text:style-name="T4"><text:s text:c="8"/>printf("%d ", currentVertex);</text:span></text:p>
      <text:p text:style-name="P6"/>
      <text:p text:style-name="Standard"><text:span text:style-name="T4"><text:s text:c="8"/>struct Node* temp = graph-&gt;adjLists[currentVertex];</text:span></text:p>
      <text:p text:style-name="P6"/>
      <text:p text:style-name="Standard"><text:span text:style-name="T4"><text:s text:c="8"/>while (temp) {</text:span></text:p>
      <text:p text:style-name="Standard"><text:span text:style-name="T4"><text:s text:c="12"/>int adjVertex = temp-&gt;vertex;</text:span></text:p>
      <text:p text:style-name="P6"/>
      <text:p text:style-name="Standard"><text:span text:style-name="T4"><text:s text:c="12"/>if (graph-&gt;visited[adjVertex] == 0) {</text:span></text:p>
      <text:p text:style-name="Standard"><text:span text:style-name="T4"><text:s text:c="16"/>graph-&gt;visited[adjVertex] = 1;</text:span></text:p>
      <text:p text:style-name="Standard"><text:span text:style-name="T4"><text:s text:c="16"/>enqueue(q, adjVertex);</text:span></text:p>
      <text:p text:style-name="Standard"><text:span text:style-name="T4"><text:s text:c="12"/>}</text:span></text:p>
      <text:p text:style-name="Standard"><text:span text:style-name="T4"><text:s text:c="12"/>temp = temp-&gt;next;</text:span></text:p>
      <text:p text:style-name="Standard"><text:span text:style-name="T4"><text:s text:c="8"/>}</text:span></text:p>
      <text:p text:style-name="Standard"><text:soft-page-break/><text:span text:style-name="T4"><text:s text:c="4"/>}</text:span></text:p>
      <text:p text:style-name="Standard"><text:span text:style-name="T4">}</text:span></text:p>
      <text:p text:style-name="P6"/>
      <text:p text:style-name="Standard"><text:span text:style-name="T4">int main() {</text:span></text:p>
      <text:p text:style-name="Standard"><text:span text:style-name="T4"><text:s text:c="4"/>int vertices, edges, src, dest, startVertex;</text:span></text:p>
      <text:p text:style-name="P6"/>
      <text:p text:style-name="Standard"><text:span text:style-name="T4"><text:s text:c="4"/>printf("Enter the number of vertices: ");</text:span></text:p>
      <text:p text:style-name="Standard"><text:span text:style-name="T4"><text:s text:c="4"/>scanf("%d", &amp;vertices);</text:span></text:p>
      <text:p text:style-name="P6"/>
      <text:p text:style-name="Standard"><text:span text:style-name="T4"><text:s text:c="4"/>struct Graph* graph = createGraph(vertices);</text:span></text:p>
      <text:p text:style-name="P6"/>
      <text:p text:style-name="Standard"><text:span text:style-name="T4"><text:s text:c="4"/>printf("Enter the number of edges: ");</text:span></text:p>
      <text:p text:style-name="Standard"><text:span text:style-name="T4"><text:s text:c="4"/>scanf("%d", &amp;edges);</text:span></text:p>
      <text:p text:style-name="P6"/>
      <text:p text:style-name="Standard"><text:span text:style-name="T4"><text:s text:c="4"/>for (int i = 0; i &lt; edges; i++) {</text:span></text:p>
      <text:p text:style-name="Standard"><text:span text:style-name="T4"><text:s text:c="8"/>printf("Enter the edge (source and destination): ");</text:span></text:p>
      <text:p text:style-name="Standard"><text:span text:style-name="T4"><text:s text:c="8"/>scanf("%d %d", &amp;src, &amp;dest);</text:span></text:p>
      <text:p text:style-name="Standard"><text:span text:style-name="T4"><text:s text:c="8"/>addEdge(graph, src, dest);</text:span></text:p>
      <text:p text:style-name="Standard"><text:span text:style-name="T4"><text:s text:c="4"/>}</text:span></text:p>
      <text:p text:style-name="P6"/>
      <text:p text:style-name="Standard"><text:span text:style-name="T4"><text:s text:c="4"/>printf("Enter the starting vertex: ");</text:span></text:p>
      <text:p text:style-name="Standard"><text:soft-page-break/><text:span text:style-name="T4"><text:s text:c="4"/>scanf("%d", &amp;startVertex);</text:span></text:p>
      <text:p text:style-name="P6"/>
      <text:p text:style-name="Standard"><text:span text:style-name="T4"><text:s text:c="4"/>printf("BFS traversal starting from vertex %d: ", startVertex);</text:span></text:p>
      <text:p text:style-name="Standard"><text:span text:style-name="T4"><text:s text:c="4"/>BFS(graph, startVertex);</text:span></text:p>
      <text:p text:style-name="P6"/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P6"/>
      <text:p text:style-name="P6"/>
      <text:p text:style-name="Standard"><text:span text:style-name="T6">D)Assignment_4</text:span></text:p>
      <text:p text:style-name="P8"/>
      <text:p text:style-name="P8"/>
      <text:p text:style-name="Standard"><text:span text:style-name="T2">#include &lt;stdio.h&gt;</text:span></text:p>
      <text:p text:style-name="Standard"><text:span text:style-name="T2">#include &lt;stdlib.h&gt;</text:span></text:p>
      <text:p text:style-name="P2"/>
      <text:p text:style-name="Standard"><text:span text:style-name="T2">struct node {</text:span></text:p>
      <text:p text:style-name="Standard"><text:span text:style-name="T2"><text:s text:c="4"/>int vertexNumber;</text:span></text:p>
      <text:p text:style-name="Standard"><text:span text:style-name="T2"><text:s text:c="4"/>struct node *pointerToNextVertex;</text:span></text:p>
      <text:p text:style-name="Standard"><text:span text:style-name="T2">};</text:span></text:p>
      <text:p text:style-name="P2"/>
      <text:p text:style-name="Standard"><text:soft-page-break/><text:span text:style-name="T2">struct Graph {</text:span></text:p>
      <text:p text:style-name="Standard"><text:span text:style-name="T2"><text:s text:c="4"/>int numberOfVertices;</text:span></text:p>
      <text:p text:style-name="Standard"><text:span text:style-name="T2"><text:s text:c="4"/>int *visitedRecord;</text:span></text:p>
      <text:p text:style-name="Standard"><text:span text:style-name="T2"><text:s text:c="4"/>struct node **adjacencyLists;</text:span></text:p>
      <text:p text:style-name="Standard"><text:span text:style-name="T2">};</text:span></text:p>
      <text:p text:style-name="P2"/>
      <text:p text:style-name="Standard"><text:span text:style-name="T2">struct node *createNodeForList(int v) {</text:span></text:p>
      <text:p text:style-name="Standard"><text:span text:style-name="T2"><text:s text:c="4"/>struct node *newNode = malloc(sizeof(struct node));</text:span></text:p>
      <text:p text:style-name="Standard"><text:span text:style-name="T2"><text:s text:c="4"/>newNode-&gt;vertexNumber = v;</text:span></text:p>
      <text:p text:style-name="Standard"><text:span text:style-name="T2"><text:s text:c="4"/>newNode-&gt;pointerToNextVertex = NULL;</text:span></text:p>
      <text:p text:style-name="Standard"><text:span text:style-name="T2"><text:s text:c="4"/>return newNode;</text:span></text:p>
      <text:p text:style-name="Standard"><text:span text:style-name="T2">}</text:span></text:p>
      <text:p text:style-name="P2"/>
      <text:p text:style-name="Standard"><text:span text:style-name="T2">void addEdgeToGraph(struct Graph *graph, int source, int destination) {</text:span></text:p>
      <text:p text:style-name="Standard"><text:span text:style-name="T2"><text:s text:c="4"/>struct node *newNode = createNodeForList(destination);</text:span></text:p>
      <text:p text:style-name="Standard"><text:span text:style-name="T2"><text:s text:c="4"/>newNode-&gt;pointerToNextVertex = graph-&gt;adjacencyLists[source];</text:span></text:p>
      <text:p text:style-name="Standard"><text:span text:style-name="T2"><text:s text:c="4"/>graph-&gt;adjacencyLists[source] = newNode;</text:span></text:p>
      <text:p text:style-name="P2"/>
      <text:p text:style-name="Standard"><text:span text:style-name="T2"><text:s text:c="4"/>newNode = createNodeForList(source);</text:span></text:p>
      <text:p text:style-name="Standard"><text:span text:style-name="T2"><text:s text:c="4"/>newNode-&gt;pointerToNextVertex = graph-&gt;adjacencyLists[destination];</text:span></text:p>
      <text:p text:style-name="Standard"><text:span text:style-name="T2"><text:s text:c="4"/>graph-&gt;adjacencyLists[destination] = newNode;</text:span></text:p>
      <text:p text:style-name="Standard"><text:soft-page-break/><text:span text:style-name="T2">}</text:span></text:p>
      <text:p text:style-name="P2"/>
      <text:p text:style-name="Standard"><text:span text:style-name="T2">struct Graph *createGraph(int vertices) {</text:span></text:p>
      <text:p text:style-name="Standard"><text:span text:style-name="T2"><text:s text:c="4"/>int i;</text:span></text:p>
      <text:p text:style-name="Standard"><text:span text:style-name="T2"><text:s text:c="4"/>struct Graph *graph = malloc(sizeof(struct Graph));</text:span></text:p>
      <text:p text:style-name="Standard"><text:span text:style-name="T2"><text:s text:c="4"/>graph-&gt;numberOfVertices = vertices;</text:span></text:p>
      <text:p text:style-name="Standard"><text:span text:style-name="T2"><text:s text:c="4"/>graph-&gt;adjacencyLists = malloc(vertices * sizeof(struct node *));</text:span></text:p>
      <text:p text:style-name="Standard"><text:span text:style-name="T2"><text:s text:c="4"/>graph-&gt;visitedRecord = malloc(vertices * sizeof(int));</text:span></text:p>
      <text:p text:style-name="P2"/>
      <text:p text:style-name="Standard"><text:span text:style-name="T2"><text:s text:c="4"/>for (i = 0; i &lt; vertices; i++) {</text:span></text:p>
      <text:p text:style-name="Standard"><text:span text:style-name="T2"><text:s text:c="8"/>graph-&gt;adjacencyLists[i] = NULL;</text:span></text:p>
      <text:p text:style-name="Standard"><text:span text:style-name="T2"><text:s text:c="8"/>graph-&gt;visitedRecord[i] = 0;</text:span></text:p>
      <text:p text:style-name="Standard"><text:span text:style-name="T2"><text:s text:c="4"/>}</text:span></text:p>
      <text:p text:style-name="P2"/>
      <text:p text:style-name="Standard"><text:span text:style-name="T2"><text:s text:c="4"/>return graph;</text:span></text:p>
      <text:p text:style-name="Standard"><text:span text:style-name="T2">}</text:span></text:p>
      <text:p text:style-name="P2"/>
      <text:p text:style-name="Standard"><text:span text:style-name="T2">void depthFirstSearch(struct Graph *graph, int vertexNumber) {</text:span></text:p>
      <text:p text:style-name="Standard"><text:span text:style-name="T2"><text:s text:c="4"/>struct node *adjList = graph-&gt;adjacencyLists[vertexNumber];</text:span></text:p>
      <text:p text:style-name="Standard"><text:span text:style-name="T2"><text:s text:c="4"/>struct node *temp = adjList;</text:span></text:p>
      <text:p text:style-name="P2"/>
      <text:p text:style-name="Standard"><text:soft-page-break/><text:span text:style-name="T2"><text:s text:c="4"/>graph-&gt;visitedRecord[vertexNumber] = 1;</text:span></text:p>
      <text:p text:style-name="Standard"><text:span text:style-name="T2"><text:s text:c="4"/>printf("%d ", vertexNumber);</text:span></text:p>
      <text:p text:style-name="P2"/>
      <text:p text:style-name="Standard"><text:span text:style-name="T2"><text:s text:c="4"/>while (temp != NULL) {</text:span></text:p>
      <text:p text:style-name="Standard"><text:span text:style-name="T2"><text:s text:c="8"/>int connectedVertex = temp-&gt;vertexNumber;</text:span></text:p>
      <text:p text:style-name="Standard"><text:span text:style-name="T2"><text:s text:c="8"/>if (graph-&gt;visitedRecord[connectedVertex] == 0) {</text:span></text:p>
      <text:p text:style-name="Standard"><text:span text:style-name="T2"><text:s text:c="12"/>depthFirstSearch(graph, connectedVertex);</text:span></text:p>
      <text:p text:style-name="Standard"><text:span text:style-name="T2"><text:s text:c="8"/>}</text:span></text:p>
      <text:p text:style-name="Standard"><text:span text:style-name="T2"><text:s text:c="8"/>temp = temp-&gt;pointerToNextVertex;</text:span></text:p>
      <text:p text:style-name="Standard"><text:span text:style-name="T2"><text:s text:c="4"/>}</text:span></text:p>
      <text:p text:style-name="Standard"><text:span text:style-name="T2">}</text:span></text:p>
      <text:p text:style-name="P2"/>
      <text:p text:style-name="Standard"><text:span text:style-name="T2">int main() {</text:span></text:p>
      <text:p text:style-name="Standard"><text:span text:style-name="T2"><text:s text:c="4"/>int numberOfVertices, numberOfEdges, i;</text:span></text:p>
      <text:p text:style-name="Standard"><text:span text:style-name="T2"><text:s text:c="4"/>int source, destination;</text:span></text:p>
      <text:p text:style-name="Standard"><text:span text:style-name="T2"><text:s text:c="4"/>int startingVertex;</text:span></text:p>
      <text:p text:style-name="P2"/>
      <text:p text:style-name="Standard"><text:span text:style-name="T2"><text:s text:c="4"/>printf("Enter Number of Vertices and Edges in the Graph: ");</text:span></text:p>
      <text:p text:style-name="Standard"><text:span text:style-name="T2"><text:s text:c="4"/>scanf("%d%d", &amp;numberOfVertices, &amp;numberOfEdges);</text:span></text:p>
      <text:p text:style-name="Standard"><text:span text:style-name="T2"><text:s text:c="4"/>struct Graph *graph = createGraph(numberOfVertices);</text:span></text:p>
      <text:p text:style-name="P2"/>
      <text:p text:style-name="Standard"><text:soft-page-break/><text:span text:style-name="T2"><text:s text:c="4"/>printf("Add %d Edges of the Graph(Vertex numbering should be from 0 to %d)\n", numberOfEdges, numberOfVertices - 1);</text:span></text:p>
      <text:p text:style-name="Standard"><text:span text:style-name="T2"><text:s text:c="4"/>for (i = 0; i &lt; numberOfEdges; i++) {</text:span></text:p>
      <text:p text:style-name="Standard"><text:span text:style-name="T2"><text:s text:c="8"/>scanf("%d%d", &amp;source, &amp;destination);</text:span></text:p>
      <text:p text:style-name="Standard"><text:span text:style-name="T2"><text:s text:c="8"/>addEdgeToGraph(graph, source, destination);</text:span></text:p>
      <text:p text:style-name="Standard"><text:span text:style-name="T2"><text:s text:c="4"/>}</text:span></text:p>
      <text:p text:style-name="P2"/>
      <text:p text:style-name="Standard"><text:span text:style-name="T2"><text:s text:c="4"/>printf("Enter Starting Vertex for DFS Traversal: ");</text:span></text:p>
      <text:p text:style-name="Standard"><text:span text:style-name="T2"><text:s text:c="4"/>scanf("%d", &amp;startingVertex);</text:span></text:p>
      <text:p text:style-name="P2"/>
      <text:p text:style-name="Standard"><text:span text:style-name="T2"><text:s text:c="4"/>if (startingVertex &lt; numberOfVertices) {</text:span></text:p>
      <text:p text:style-name="Standard"><text:span text:style-name="T2"><text:s text:c="8"/>printf("DFS Traversal: ");</text:span></text:p>
      <text:p text:style-name="Standard"><text:span text:style-name="T2"><text:s text:c="8"/>depthFirstSearch(graph, startingVertex);</text:span></text:p>
      <text:p text:style-name="Standard"><text:span text:style-name="T2"><text:s text:c="4"/>}</text:span></text:p>
      <text:p text:style-name="Standard"><text:span text:style-name="T2"><text:s text:c="4"/>return 0;</text:span></text:p>
      <text:p text:style-name="Standard"><text:span text:style-name="T2">}</text:span></text:p>
      <text:p text:style-name="P2"/>
      <text:p text:style-name="P2"/>
      <text:p text:style-name="P2"/>
      <text:p text:style-name="P2"/>
      <text:p text:style-name="Standard"><text:span text:style-name="T5">( E) Best search</text:span></text:p>
      <text:p text:style-name="P7"/>
      <text:p text:style-name="Standard"><text:soft-page-break/><text:span text:style-name="T2">#include &lt;stdio.h&gt;</text:span></text:p>
      <text:p text:style-name="Standard"><text:span text:style-name="T2">#include &lt;stdlib.h&gt;</text:span></text:p>
      <text:p text:style-name="P2"/>
      <text:p text:style-name="Standard"><text:span text:style-name="T2">#define MAX 10</text:span></text:p>
      <text:p text:style-name="P2"/>
      <text:p text:style-name="P2"/>
      <text:p text:style-name="Standard"><text:span text:style-name="T2">void inputGraph(int graph[MAX][MAX], int n, int edges) {</text:span></text:p>
      <text:p text:style-name="P2"/>
      <text:p text:style-name="Standard"><text:span text:style-name="T2"><text:s text:c="4"/>for (int i = 0; i &lt; n; i++) {</text:span></text:p>
      <text:p text:style-name="Standard"><text:span text:style-name="T2"><text:s text:c="8"/>for (int j = 0; j &lt; n; j++) {</text:span></text:p>
      <text:p text:style-name="Standard"><text:span text:style-name="T2"><text:s text:c="12"/>graph[i][j] = 0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P2"/>
      <text:p text:style-name="Standard"><text:span text:style-name="T2"><text:s text:c="4"/>// Input the edges from the user</text:span></text:p>
      <text:p text:style-name="Standard"><text:span text:style-name="T2"><text:s text:c="4"/>printf("Enter edges (source, destination):\n");</text:span></text:p>
      <text:p text:style-name="Standard"><text:span text:style-name="T2"><text:s text:c="4"/>for (int i = 0; i &lt; edges; i++) {</text:span></text:p>
      <text:p text:style-name="Standard"><text:span text:style-name="T2"><text:s text:c="8"/>int u, v;</text:span></text:p>
      <text:p text:style-name="Standard"><text:span text:style-name="T2"><text:s text:c="8"/>printf("Edge %d: ", i + 1);</text:span></text:p>
      <text:p text:style-name="Standard"><text:span text:style-name="T2"><text:s text:c="8"/>scanf("%d %d", &amp;u, &amp;v);</text:span></text:p>
      <text:p text:style-name="Standard"><text:span text:style-name="T2"><text:s text:c="8"/>graph[u][v] = 1;</text:span></text:p>
      <text:p text:style-name="Standard"><text:soft-page-break/><text:span text:style-name="T2"><text:s text:c="8"/>graph[v][u] = 1;</text:span></text:p>
      <text:p text:style-name="Standard"><text:span text:style-name="T2"><text:s text:c="4"/>}</text:span></text:p>
      <text:p text:style-name="Standard"><text:span text:style-name="T2">}</text:span></text:p>
      <text:p text:style-name="P2"/>
      <text:p text:style-name="P2"/>
      <text:p text:style-name="Standard"><text:span text:style-name="T2">void inputHeuristics(int heuristics[MAX], int n) {</text:span></text:p>
      <text:p text:style-name="Standard"><text:span text:style-name="T2"><text:s text:c="4"/>printf("Enter heuristic values for each node:\n");</text:span></text:p>
      <text:p text:style-name="Standard"><text:span text:style-name="T2"><text:s text:c="4"/>for (int i = 0; i &lt; n; i++) {</text:span></text:p>
      <text:p text:style-name="Standard"><text:span text:style-name="T2"><text:s text:c="8"/>printf("Heuristic value for node %d: ", i);</text:span></text:p>
      <text:p text:style-name="Standard"><text:span text:style-name="T2"><text:s text:c="8"/>scanf("%d", &amp;heuristics[i]);</text:span></text:p>
      <text:p text:style-name="Standard"><text:span text:style-name="T2"><text:s text:c="4"/>}</text:span></text:p>
      <text:p text:style-name="Standard"><text:span text:style-name="T2">}</text:span></text:p>
      <text:p text:style-name="P2"/>
      <text:p text:style-name="P2"/>
      <text:p text:style-name="Standard"><text:span text:style-name="T2">int find_min_heuristic(int open[], int heuristics[], int n) {</text:span></text:p>
      <text:p text:style-name="Standard"><text:span text:style-name="T2"><text:s text:c="4"/>int min_index = -1;</text:span></text:p>
      <text:p text:style-name="Standard"><text:span text:style-name="T2"><text:s text:c="4"/>int min_value = 9999;</text:span></text:p>
      <text:p text:style-name="P2"/>
      <text:p text:style-name="Standard"><text:span text:style-name="T2"><text:s text:c="4"/>for (int i = 0; i &lt; n; i++) {</text:span></text:p>
      <text:p text:style-name="Standard"><text:span text:style-name="T2"><text:s text:c="8"/>if (open[i] &amp;&amp; heuristics[i] &lt; min_value) {</text:span></text:p>
      <text:p text:style-name="Standard"><text:span text:style-name="T2"><text:s text:c="12"/>min_value = heuristics[i];</text:span></text:p>
      <text:p text:style-name="Standard"><text:soft-page-break/><text:span text:style-name="T2"><text:s text:c="12"/>min_index = i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<text:s text:c="4"/>return min_index;</text:span></text:p>
      <text:p text:style-name="Standard"><text:span text:style-name="T2">}</text:span></text:p>
      <text:p text:style-name="P2"/>
      <text:p text:style-name="Standard"><text:span text:style-name="T2">void best_first_search(int graph[MAX][MAX], int heuristics[MAX], int start, int goal, int n) {</text:span></text:p>
      <text:p text:style-name="Standard"><text:span text:style-name="T2"><text:s text:c="4"/>int closed[MAX] = {0};</text:span></text:p>
      <text:p text:style-name="Standard"><text:span text:style-name="T2"><text:s text:c="4"/>int open[MAX] = {0};</text:span></text:p>
      <text:p text:style-name="Standard"><text:span text:style-name="T2"><text:s text:c="4"/>open[start] = 1;</text:span></text:p>
      <text:p text:style-name="P2"/>
      <text:p text:style-name="Standard"><text:span text:style-name="T2"><text:s text:c="4"/>printf("Path: ");</text:span></text:p>
      <text:p text:style-name="P2"/>
      <text:p text:style-name="Standard"><text:span text:style-name="T2"><text:s text:c="4"/>while (1) {</text:span></text:p>
      <text:p text:style-name="Standard"><text:span text:style-name="T2"><text:s text:c="8"/>int current = find_min_heuristic(open, heuristics, n);</text:span></text:p>
      <text:p text:style-name="P2"/>
      <text:p text:style-name="Standard"><text:span text:style-name="T2"><text:s text:c="8"/>if (current == -1) {</text:span></text:p>
      <text:p text:style-name="Standard"><text:span text:style-name="T2"><text:s text:c="12"/>printf("No path found.\n");</text:span></text:p>
      <text:p text:style-name="Standard"><text:span text:style-name="T2"><text:s text:c="12"/>return;</text:span></text:p>
      <text:p text:style-name="Standard"><text:span text:style-name="T2"><text:s text:c="8"/>}</text:span></text:p>
      <text:p text:style-name="P2"/>
      <text:p text:style-name="Standard"><text:soft-page-break/><text:span text:style-name="T2"><text:s text:c="8"/>printf("%d ", current);</text:span></text:p>
      <text:p text:style-name="P2"/>
      <text:p text:style-name="Standard"><text:span text:style-name="T2"><text:s text:c="8"/>if (current == goal) {</text:span></text:p>
      <text:p text:style-name="Standard"><text:span text:style-name="T2"><text:s text:c="12"/>printf("\nGoal node reached!\n");</text:span></text:p>
      <text:p text:style-name="Standard"><text:span text:style-name="T2"><text:s text:c="12"/>return;</text:span></text:p>
      <text:p text:style-name="Standard"><text:span text:style-name="T2"><text:s text:c="8"/>}</text:span></text:p>
      <text:p text:style-name="P2"/>
      <text:p text:style-name="Standard"><text:span text:style-name="T2"><text:s text:c="8"/>open[current] = 0;</text:span></text:p>
      <text:p text:style-name="Standard"><text:span text:style-name="T2"><text:s text:c="8"/>closed[current] = 1;</text:span></text:p>
      <text:p text:style-name="P2"/>
      <text:p text:style-name="P2"/>
      <text:p text:style-name="Standard"><text:span text:style-name="T2"><text:s text:c="8"/>for (int i = 0; i &lt; n; i++) {</text:span></text:p>
      <text:p text:style-name="Standard"><text:span text:style-name="T2"><text:s text:c="12"/>if (graph[current][i] == 1 &amp;&amp; !closed[i]) {</text:span></text:p>
      <text:p text:style-name="Standard"><text:span text:style-name="T2"><text:s text:c="16"/>open[i] = 1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2"/>
      <text:p text:style-name="Standard"><text:span text:style-name="T2">int main() {</text:span></text:p>
      <text:p text:style-name="Standard"><text:span text:style-name="T2"><text:s text:c="4"/>int n, edges;</text:span></text:p>
      <text:p text:style-name="Standard"><text:soft-page-break/><text:span text:style-name="T2"><text:s text:c="4"/>printf("Enter the number of vertices: ");</text:span></text:p>
      <text:p text:style-name="Standard"><text:span text:style-name="T2"><text:s text:c="4"/>scanf("%d", &amp;n);</text:span></text:p>
      <text:p text:style-name="Standard"><text:span text:style-name="T2"><text:s text:c="4"/>printf("Enter the number of edges: ");</text:span></text:p>
      <text:p text:style-name="Standard"><text:span text:style-name="T2"><text:s text:c="4"/>scanf("%d", &amp;edges);</text:span></text:p>
      <text:p text:style-name="P2"/>
      <text:p text:style-name="Standard"><text:span text:style-name="T2"><text:s text:c="4"/>int graph[MAX][MAX];</text:span></text:p>
      <text:p text:style-name="Standard"><text:span text:style-name="T2"><text:s text:c="4"/>int heuristics[MAX];</text:span></text:p>
      <text:p text:style-name="P2"/>
      <text:p text:style-name="Standard"><text:span text:style-name="T2"><text:s text:c="4"/>inputGraph(graph, n, edges);</text:span></text:p>
      <text:p text:style-name="Standard"><text:span text:style-name="T2"><text:s text:c="4"/>inputHeuristics(heuristics, n);</text:span></text:p>
      <text:p text:style-name="P2"/>
      <text:p text:style-name="Standard"><text:span text:style-name="T2"><text:s text:c="4"/>int start, goal;</text:span></text:p>
      <text:p text:style-name="Standard"><text:span text:style-name="T2"><text:s text:c="4"/>printf("Enter the start node: ");</text:span></text:p>
      <text:p text:style-name="Standard"><text:span text:style-name="T2"><text:s text:c="4"/>scanf("%d", &amp;start);</text:span></text:p>
      <text:p text:style-name="Standard"><text:span text:style-name="T2"><text:s text:c="4"/>printf("Enter the goal node: ");</text:span></text:p>
      <text:p text:style-name="Standard"><text:span text:style-name="T2"><text:s text:c="4"/>scanf("%d", &amp;goal);</text:span></text:p>
      <text:p text:style-name="P2"/>
      <text:p text:style-name="P2"/>
      <text:p text:style-name="Standard"><text:span text:style-name="T2"><text:s text:c="4"/>best_first_search(graph, heuristics, start, goal, n);</text:span></text:p>
      <text:p text:style-name="P2"/>
      <text:p text:style-name="Standard"><text:span text:style-name="T2"><text:s text:c="4"/>return 0;</text:span></text:p>
      <text:p text:style-name="Standard"><text:soft-page-break/><text:span text:style-name="T2">}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7">(F)A* algorithm</text:span></text:p>
      <text:p text:style-name="P5"/>
      <text:p text:style-name="Standard"><text:span text:style-name="T4"><text:s/>#include &lt;stdio.h&gt;</text:span></text:p>
      <text:p text:style-name="Standard"><text:span text:style-name="T4">#include &lt;stdlib.h&gt;</text:span></text:p>
      <text:p text:style-name="P6"/>
      <text:p text:style-name="Standard"><text:span text:style-name="T4">#define MAX 100</text:span></text:p>
      <text:p text:style-name="Standard"><text:span text:style-name="T4">#define INF 9999</text:span></text:p>
      <text:p text:style-name="P6"/>
      <text:p text:style-name="Standard"><text:span text:style-name="T4">struct Node {</text:span></text:p>
      <text:p text:style-name="Standard"><text:span text:style-name="T4"><text:s text:c="4"/>int vertex;</text:span></text:p>
      <text:p text:style-name="Standard"><text:span text:style-name="T4"><text:s text:c="4"/>int g;</text:span></text:p>
      <text:p text:style-name="Standard"><text:span text:style-name="T4"><text:s text:c="4"/>int h;</text:span></text:p>
      <text:p text:style-name="Standard"><text:span text:style-name="T4"><text:s text:c="4"/>int f;</text:span></text:p>
      <text:p text:style-name="Standard"><text:span text:style-name="T4"><text:s text:c="4"/>struct Node* next;</text:span></text:p>
      <text:p text:style-name="Standard"><text:soft-page-break/><text:span text:style-name="T4">};</text:span></text:p>
      <text:p text:style-name="P6"/>
      <text:p text:style-name="Standard"><text:span text:style-name="T4">struct Graph {</text:span></text:p>
      <text:p text:style-name="Standard"><text:span text:style-name="T4"><text:s text:c="4"/>int numVertices;</text:span></text:p>
      <text:p text:style-name="Standard"><text:span text:style-name="T4"><text:s text:c="4"/>int adjMatrix[MAX][MAX];</text:span></text:p>
      <text:p text:style-name="Standard"><text:span text:style-name="T4"><text:s text:c="4"/>int heuristic[MAX];</text:span></text:p>
      <text:p text:style-name="Standard"><text:span text:style-name="T4">};</text:span></text:p>
      <text:p text:style-name="P6"/>
      <text:p text:style-name="Standard"><text:span text:style-name="T4">struct Node* createNode(int vertex, int g, int h) {</text:span></text:p>
      <text:p text:style-name="Standard"><text:span text:style-name="T4"><text:s text:c="4"/>struct Node* newNode = (struct Node*)malloc(sizeof(struct Node));</text:span></text:p>
      <text:p text:style-name="Standard"><text:span text:style-name="T4"><text:s text:c="4"/>newNode-&gt;vertex = vertex;</text:span></text:p>
      <text:p text:style-name="Standard"><text:span text:style-name="T4"><text:s text:c="4"/>newNode-&gt;g = g;</text:span></text:p>
      <text:p text:style-name="Standard"><text:span text:style-name="T4"><text:s text:c="4"/>newNode-&gt;h = h;</text:span></text:p>
      <text:p text:style-name="Standard"><text:span text:style-name="T4"><text:s text:c="4"/>newNode-&gt;f = g + h;</text:span></text:p>
      <text:p text:style-name="Standard"><text:span text:style-name="T4"><text:s text:c="4"/>newNode-&gt;next = NULL;</text:span></text:p>
      <text:p text:style-name="Standard"><text:span text:style-name="T4"><text:s text:c="4"/>return newNode;</text:span></text:p>
      <text:p text:style-name="Standard"><text:span text:style-name="T4">}</text:span></text:p>
      <text:p text:style-name="P6"/>
      <text:p text:style-name="Standard"><text:span text:style-name="T4">struct PriorityQueue {</text:span></text:p>
      <text:p text:style-name="Standard"><text:span text:style-name="T4"><text:s text:c="4"/>struct Node* head;</text:span></text:p>
      <text:p text:style-name="Standard"><text:span text:style-name="T4">};</text:span></text:p>
      <text:p text:style-name="P6"><text:soft-page-break/></text:p>
      <text:p text:style-name="Standard"><text:span text:style-name="T4">struct PriorityQueue* createPriorityQueue() {</text:span></text:p>
      <text:p text:style-name="Standard"><text:span text:style-name="T4"><text:s text:c="4"/>struct PriorityQueue* pq = (struct PriorityQueue*)malloc(sizeof(struct PriorityQueue));</text:span></text:p>
      <text:p text:style-name="Standard"><text:span text:style-name="T4"><text:s text:c="4"/>pq-&gt;head = NULL;</text:span></text:p>
      <text:p text:style-name="Standard"><text:span text:style-name="T4"><text:s text:c="4"/>return pq;</text:span></text:p>
      <text:p text:style-name="Standard"><text:span text:style-name="T4">}</text:span></text:p>
      <text:p text:style-name="P6"/>
      <text:p text:style-name="Standard"><text:span text:style-name="T4">void enqueue(struct PriorityQueue* pq, struct Node* newNode) {</text:span></text:p>
      <text:p text:style-name="Standard"><text:span text:style-name="T4"><text:s text:c="4"/>if (pq-&gt;head == NULL || pq-&gt;head-&gt;f &gt; newNode-&gt;f) {</text:span></text:p>
      <text:p text:style-name="Standard"><text:span text:style-name="T4"><text:s text:c="8"/>newNode-&gt;next = pq-&gt;head;</text:span></text:p>
      <text:p text:style-name="Standard"><text:span text:style-name="T4"><text:s text:c="8"/>pq-&gt;head = newNode;</text:span></text:p>
      <text:p text:style-name="Standard"><text:span text:style-name="T4"><text:s text:c="4"/>} else {</text:span></text:p>
      <text:p text:style-name="Standard"><text:span text:style-name="T4"><text:s text:c="8"/>struct Node* temp = pq-&gt;head;</text:span></text:p>
      <text:p text:style-name="Standard"><text:span text:style-name="T4"><text:s text:c="8"/>while (temp-&gt;next != NULL &amp;&amp; temp-&gt;next-&gt;f &lt;= newNode-&gt;f) {</text:span></text:p>
      <text:p text:style-name="Standard"><text:span text:style-name="T4"><text:s text:c="12"/>temp = temp-&gt;next;</text:span></text:p>
      <text:p text:style-name="Standard"><text:span text:style-name="T4"><text:s text:c="8"/>}</text:span></text:p>
      <text:p text:style-name="Standard"><text:span text:style-name="T4"><text:s text:c="8"/>newNode-&gt;next = temp-&gt;next;</text:span></text:p>
      <text:p text:style-name="Standard"><text:span text:style-name="T4"><text:s text:c="8"/>temp-&gt;next = newNode;</text:span></text:p>
      <text:p text:style-name="Standard"><text:span text:style-name="T4"><text:s text:c="4"/>}</text:span></text:p>
      <text:p text:style-name="Standard"><text:span text:style-name="T4">}</text:span></text:p>
      <text:p text:style-name="P6"/>
      <text:p text:style-name="Standard"><text:soft-page-break/><text:span text:style-name="T4">struct Node* dequeue(struct PriorityQueue* pq) {</text:span></text:p>
      <text:p text:style-name="Standard"><text:span text:style-name="T4"><text:s text:c="4"/>if (pq-&gt;head == NULL)</text:span></text:p>
      <text:p text:style-name="Standard"><text:span text:style-name="T4"><text:s text:c="8"/>return NULL;</text:span></text:p>
      <text:p text:style-name="Standard"><text:span text:style-name="T4"><text:s text:c="4"/>struct Node* temp = pq-&gt;head;</text:span></text:p>
      <text:p text:style-name="Standard"><text:span text:style-name="T4"><text:s text:c="4"/>pq-&gt;head = pq-&gt;head-&gt;next;</text:span></text:p>
      <text:p text:style-name="Standard"><text:span text:style-name="T4"><text:s text:c="4"/>return temp;</text:span></text:p>
      <text:p text:style-name="Standard"><text:span text:style-name="T4">}</text:span></text:p>
      <text:p text:style-name="P6"/>
      <text:p text:style-name="Standard"><text:span text:style-name="T4">int isEmpty(struct PriorityQueue* pq) {</text:span></text:p>
      <text:p text:style-name="Standard"><text:span text:style-name="T4"><text:s text:c="4"/>return pq-&gt;head == NULL;</text:span></text:p>
      <text:p text:style-name="Standard"><text:span text:style-name="T4">}</text:span></text:p>
      <text:p text:style-name="P6"/>
      <text:p text:style-name="Standard"><text:span text:style-name="T4">void aStarSearch(struct Graph* graph, int start, int goal) {</text:span></text:p>
      <text:p text:style-name="Standard"><text:span text:style-name="T4"><text:s text:c="4"/>int visited[MAX] = {0};</text:span></text:p>
      <text:p text:style-name="Standard"><text:span text:style-name="T4"><text:s text:c="4"/>struct PriorityQueue* pq = createPriorityQueue();</text:span></text:p>
      <text:p text:style-name="P6"/>
      <text:p text:style-name="Standard"><text:span text:style-name="T4"><text:s text:c="4"/>struct Node* startNode = createNode(start, 0, graph-&gt;heuristic[start]);</text:span></text:p>
      <text:p text:style-name="Standard"><text:span text:style-name="T4"><text:s text:c="4"/>enqueue(pq, startNode);</text:span></text:p>
      <text:p text:style-name="P6"/>
      <text:p text:style-name="Standard"><text:span text:style-name="T4"><text:s text:c="4"/>printf("A* Search traversal: \n");</text:span></text:p>
      <text:p text:style-name="P6"/>
      <text:p text:style-name="Standard"><text:soft-page-break/><text:span text:style-name="T4"><text:s text:c="4"/>while (!isEmpty(pq)) {</text:span></text:p>
      <text:p text:style-name="Standard"><text:span text:style-name="T4"><text:s text:c="8"/>struct Node* currentNode = dequeue(pq);</text:span></text:p>
      <text:p text:style-name="Standard"><text:span text:style-name="T4"><text:s text:c="8"/>int currentVertex = currentNode-&gt;vertex;</text:span></text:p>
      <text:p text:style-name="P6"/>
      <text:p text:style-name="Standard"><text:span text:style-name="T4"><text:s text:c="8"/>if (visited[currentVertex]) {</text:span></text:p>
      <text:p text:style-name="Standard"><text:span text:style-name="T4"><text:s text:c="12"/>continue;</text:span></text:p>
      <text:p text:style-name="Standard"><text:span text:style-name="T4"><text:s text:c="8"/>}</text:span></text:p>
      <text:p text:style-name="P6"/>
      <text:p text:style-name="Standard"><text:span text:style-name="T4"><text:s text:c="8"/>printf("%d ", currentVertex);</text:span></text:p>
      <text:p text:style-name="Standard"><text:span text:style-name="T4"><text:s text:c="8"/>visited[currentVertex] = 1;</text:span></text:p>
      <text:p text:style-name="P6"/>
      <text:p text:style-name="Standard"><text:span text:style-name="T4"><text:s text:c="8"/>if (currentVertex == goal) {</text:span></text:p>
      <text:p text:style-name="Standard"><text:span text:style-name="T4"><text:s text:c="12"/>printf("\nGoal node %d found!\n", goal);</text:span></text:p>
      <text:p text:style-name="Standard"><text:span text:style-name="T4"><text:s text:c="12"/>return;</text:span></text:p>
      <text:p text:style-name="Standard"><text:span text:style-name="T4"><text:s text:c="8"/>}</text:span></text:p>
      <text:p text:style-name="P6"/>
      <text:p text:style-name="Standard"><text:span text:style-name="T4"><text:s text:c="8"/>for (int i = 0; i &lt; graph-&gt;numVertices; i++) {</text:span></text:p>
      <text:p text:style-name="Standard"><text:span text:style-name="T4"><text:s text:c="12"/>if (graph-&gt;adjMatrix[currentVertex][i] != 0 &amp;&amp; !visited[i]) {</text:span></text:p>
      <text:p text:style-name="Standard"><text:span text:style-name="T4"><text:s text:c="16"/>int g = currentNode-&gt;g + graph-&gt;adjMatrix[currentVertex][i];</text:span></text:p>
      <text:p text:style-name="Standard"><text:span text:style-name="T4"><text:s text:c="16"/>int h = graph-&gt;heuristic[i];</text:span></text:p>
      <text:p text:style-name="Standard"><text:span text:style-name="T4"><text:s text:c="16"/>struct Node* newNode = createNode(i, g, h);</text:span></text:p>
      <text:p text:style-name="Standard"><text:soft-page-break/><text:span text:style-name="T4"><text:s text:c="16"/>enqueue(pq, newNode);</text:span></text:p>
      <text:p text:style-name="Standard"><text:span text:style-name="T4"><text:s text:c="12"/>}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printf("\nGoal node not reachable!\n");</text:span></text:p>
      <text:p text:style-name="Standard"><text:span text:style-name="T4">}</text:span></text:p>
      <text:p text:style-name="P6"/>
      <text:p text:style-name="Standard"><text:span text:style-name="T4">int main() {</text:span></text:p>
      <text:p text:style-name="Standard"><text:span text:style-name="T4"><text:s text:c="4"/>int n, edges, u, v, weight, start, goal;</text:span></text:p>
      <text:p text:style-name="P6"/>
      <text:p text:style-name="Standard"><text:span text:style-name="T4"><text:s text:c="4"/>struct Graph graph;</text:span></text:p>
      <text:p text:style-name="P6"/>
      <text:p text:style-name="Standard"><text:span text:style-name="T4"><text:s text:c="4"/>printf("Enter the number of vertices: ");</text:span></text:p>
      <text:p text:style-name="Standard"><text:span text:style-name="T4"><text:s text:c="4"/>scanf("%d", &amp;n);</text:span></text:p>
      <text:p text:style-name="Standard"><text:span text:style-name="T4"><text:s text:c="4"/>graph.numVertices = n;</text:span></text:p>
      <text:p text:style-name="P6"/>
      <text:p text:style-name="Standard"><text:span text:style-name="T4"><text:s text:c="4"/>printf("Enter the number of edges: ");</text:span></text:p>
      <text:p text:style-name="Standard"><text:span text:style-name="T4"><text:s text:c="4"/>scanf("%d", &amp;edges);</text:span></text:p>
      <text:p text:style-name="P6"/>
      <text:p text:style-name="Standard"><text:span text:style-name="T4"><text:s text:c="4"/>for (int i = 0; i &lt; n; i++) {</text:span></text:p>
      <text:p text:style-name="Standard"><text:soft-page-break/><text:span text:style-name="T4"><text:s text:c="8"/>for (int j = 0; j &lt; n; j++) {</text:span></text:p>
      <text:p text:style-name="Standard"><text:span text:style-name="T4"><text:s text:c="12"/>graph.adjMatrix[i][j] = 0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for (int i = 0; i &lt; edges; i++) {</text:span></text:p>
      <text:p text:style-name="Standard"><text:span text:style-name="T4"><text:s text:c="8"/>printf("Enter edge (source, destination, weight): ");</text:span></text:p>
      <text:p text:style-name="Standard"><text:span text:style-name="T4"><text:s text:c="8"/>scanf("%d %d %d", &amp;u, &amp;v, &amp;weight);</text:span></text:p>
      <text:p text:style-name="Standard"><text:span text:style-name="T4"><text:s text:c="8"/>graph.adjMatrix[u][v] = weight;</text:span></text:p>
      <text:p text:style-name="Standard"><text:span text:style-name="T4"><text:s text:c="8"/>graph.adjMatrix[v][u] = weight;</text:span></text:p>
      <text:p text:style-name="Standard"><text:span text:style-name="T4"><text:s text:c="4"/>}</text:span></text:p>
      <text:p text:style-name="P6"/>
      <text:p text:style-name="Standard"><text:span text:style-name="T4"><text:s text:c="4"/>printf("Enter heuristic values for each vertex:\n");</text:span></text:p>
      <text:p text:style-name="Standard"><text:span text:style-name="T4"><text:s text:c="4"/>for (int i = 0; i &lt; n; i++) {</text:span></text:p>
      <text:p text:style-name="Standard"><text:span text:style-name="T4"><text:s text:c="8"/>printf("Heuristic for vertex %d: ", i);</text:span></text:p>
      <text:p text:style-name="Standard"><text:span text:style-name="T4"><text:s text:c="8"/>scanf("%d", &amp;graph.heuristic[i]);</text:span></text:p>
      <text:p text:style-name="Standard"><text:span text:style-name="T4"><text:s text:c="4"/>}</text:span></text:p>
      <text:p text:style-name="P6"/>
      <text:p text:style-name="Standard"><text:span text:style-name="T4"><text:s text:c="4"/>printf("Enter the start vertex: ");</text:span></text:p>
      <text:p text:style-name="Standard"><text:span text:style-name="T4"><text:s text:c="4"/>scanf("%d", &amp;start);</text:span></text:p>
      <text:p text:style-name="P6"/>
      <text:p text:style-name="Standard"><text:soft-page-break/><text:span text:style-name="T4"><text:s text:c="4"/>printf("Enter the goal vertex: ");</text:span></text:p>
      <text:p text:style-name="Standard"><text:span text:style-name="T4"><text:s text:c="4"/>scanf("%d", &amp;goal);</text:span></text:p>
      <text:p text:style-name="P6"/>
      <text:p text:style-name="Standard"><text:span text:style-name="T4"><text:s text:c="4"/>aStarSearch(&amp;graph, start, goal);</text:span></text:p>
      <text:p text:style-name="P6"/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P6"/>
      <text:p text:style-name="P6"/>
      <text:p text:style-name="P6"/>
      <text:p text:style-name="Standard"><text:span text:style-name="T8">G} AO* </text:span></text:p>
      <text:p text:style-name="P1"/>
      <text:p text:style-name="P1"/>
      <text:p text:style-name="P1"/>
      <text:p text:style-name="Standard"><text:span text:style-name="T4">#include &lt;stdio.h&gt;</text:span></text:p>
      <text:p text:style-name="Standard"><text:span text:style-name="T4">#include &lt;stdlib.h&gt;</text:span></text:p>
      <text:p text:style-name="P6"/>
      <text:p text:style-name="Standard"><text:span text:style-name="T4">#define MAX 100</text:span></text:p>
      <text:p text:style-name="Standard"><text:span text:style-name="T4">#define INF 9999</text:span></text:p>
      <text:p text:style-name="P6"/>
      <text:p text:style-name="Standard"><text:soft-page-break/><text:span text:style-name="T4">struct Node {</text:span></text:p>
      <text:p text:style-name="Standard"><text:span text:style-name="T4"><text:s text:c="4"/>int id;</text:span></text:p>
      <text:p text:style-name="Standard"><text:span text:style-name="T4"><text:s text:c="4"/>int heuristic;</text:span></text:p>
      <text:p text:style-name="Standard"><text:span text:style-name="T4"><text:s text:c="4"/>int isSolved;</text:span></text:p>
      <text:p text:style-name="Standard"><text:span text:style-name="T4"><text:s text:c="4"/>int isAndNode;</text:span></text:p>
      <text:p text:style-name="Standard"><text:span text:style-name="T4"><text:s text:c="4"/>struct Node* successors[MAX];</text:span></text:p>
      <text:p text:style-name="Standard"><text:span text:style-name="T4"><text:s text:c="4"/>int numSuccessors;</text:span></text:p>
      <text:p text:style-name="Standard"><text:span text:style-name="T4"><text:s text:c="4"/>int cost[MAX];</text:span></text:p>
      <text:p text:style-name="Standard"><text:span text:style-name="T4">};</text:span></text:p>
      <text:p text:style-name="P6"/>
      <text:p text:style-name="Standard"><text:span text:style-name="T4">struct Node* createNode(int id, int heuristic, int isAndNode) {</text:span></text:p>
      <text:p text:style-name="Standard"><text:span text:style-name="T4"><text:s text:c="4"/>struct Node* newNode = (struct Node*)malloc(sizeof(struct Node));</text:span></text:p>
      <text:p text:style-name="Standard"><text:span text:style-name="T4"><text:s text:c="4"/>newNode-&gt;id = id;</text:span></text:p>
      <text:p text:style-name="Standard"><text:span text:style-name="T4"><text:s text:c="4"/>newNode-&gt;heuristic = heuristic;</text:span></text:p>
      <text:p text:style-name="Standard"><text:span text:style-name="T4"><text:s text:c="4"/>newNode-&gt;isSolved = 0;</text:span></text:p>
      <text:p text:style-name="Standard"><text:span text:style-name="T4"><text:s text:c="4"/>newNode-&gt;isAndNode = isAndNode;</text:span></text:p>
      <text:p text:style-name="Standard"><text:span text:style-name="T4"><text:s text:c="4"/>newNode-&gt;numSuccessors = 0;</text:span></text:p>
      <text:p text:style-name="Standard"><text:span text:style-name="T4"><text:s text:c="4"/>return newNode;</text:span></text:p>
      <text:p text:style-name="Standard"><text:span text:style-name="T4">}</text:span></text:p>
      <text:p text:style-name="P6"/>
      <text:p text:style-name="Standard"><text:span text:style-name="T4">void addSuccessor(struct Node* parent, struct Node* child, int cost) {</text:span></text:p>
      <text:p text:style-name="Standard"><text:soft-page-break/><text:span text:style-name="T4"><text:s text:c="4"/>parent-&gt;successors[parent-&gt;numSuccessors] = child;</text:span></text:p>
      <text:p text:style-name="Standard"><text:span text:style-name="T4"><text:s text:c="4"/>parent-&gt;cost[parent-&gt;numSuccessors] = cost;</text:span></text:p>
      <text:p text:style-name="Standard"><text:span text:style-name="T4"><text:s text:c="4"/>parent-&gt;numSuccessors++;</text:span></text:p>
      <text:p text:style-name="Standard"><text:span text:style-name="T4">}</text:span></text:p>
      <text:p text:style-name="P6"/>
      <text:p text:style-name="Standard"><text:span text:style-name="T4">int minCostIndex(struct Node* node) {</text:span></text:p>
      <text:p text:style-name="Standard"><text:span text:style-name="T4"><text:s text:c="4"/>int minCost = INF;</text:span></text:p>
      <text:p text:style-name="Standard"><text:span text:style-name="T4"><text:s text:c="4"/>int minIndex = -1;</text:span></text:p>
      <text:p text:style-name="Standard"><text:span text:style-name="T4"><text:s text:c="4"/>for (int i = 0; i &lt; node-&gt;numSuccessors; i++) {</text:span></text:p>
      <text:p text:style-name="Standard"><text:span text:style-name="T4"><text:s text:c="8"/>int totalCost = node-&gt;cost[i] + node-&gt;successors[i]-&gt;heuristic;</text:span></text:p>
      <text:p text:style-name="Standard"><text:span text:style-name="T4"><text:s text:c="8"/>if (totalCost &lt; minCost) {</text:span></text:p>
      <text:p text:style-name="Standard"><text:span text:style-name="T4"><text:s text:c="12"/>minCost = totalCost;</text:span></text:p>
      <text:p text:style-name="Standard"><text:span text:style-name="T4"><text:s text:c="12"/>minIndex = i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<text:s text:c="4"/>return minIndex;</text:span></text:p>
      <text:p text:style-name="Standard"><text:span text:style-name="T4">}</text:span></text:p>
      <text:p text:style-name="P6"/>
      <text:p text:style-name="Standard"><text:span text:style-name="T4">void aoStar(struct Node* node) {</text:span></text:p>
      <text:p text:style-name="Standard"><text:span text:style-name="T4"><text:s text:c="4"/>if (node-&gt;isSolved || node-&gt;numSuccessors == 0) {</text:span></text:p>
      <text:p text:style-name="Standard"><text:span text:style-name="T4"><text:s text:c="8"/>return;</text:span></text:p>
      <text:p text:style-name="Standard"><text:soft-page-break/><text:span text:style-name="T4"><text:s text:c="4"/>}</text:span></text:p>
      <text:p text:style-name="P6"/>
      <text:p text:style-name="Standard"><text:span text:style-name="T4"><text:s text:c="4"/>int bestIndex = minCostIndex(node);</text:span></text:p>
      <text:p text:style-name="P6"/>
      <text:p text:style-name="Standard"><text:span text:style-name="T4"><text:s text:c="4"/>if (node-&gt;isAndNode) {</text:span></text:p>
      <text:p text:style-name="Standard"><text:span text:style-name="T4"><text:s text:c="8"/>for (int i = 0; i &lt; node-&gt;numSuccessors; i++) {</text:span></text:p>
      <text:p text:style-name="Standard"><text:span text:style-name="T4"><text:s text:c="12"/>aoStar(node-&gt;successors[i]);</text:span></text:p>
      <text:p text:style-name="Standard"><text:span text:style-name="T4"><text:s text:c="8"/>}</text:span></text:p>
      <text:p text:style-name="Standard"><text:span text:style-name="T4"><text:s text:c="8"/>int totalCost = 0;</text:span></text:p>
      <text:p text:style-name="Standard"><text:span text:style-name="T4"><text:s text:c="8"/>for (int i = 0; i &lt; node-&gt;numSuccessors; i++) {</text:span></text:p>
      <text:p text:style-name="Standard"><text:span text:style-name="T4"><text:s text:c="12"/>totalCost += node-&gt;cost[i] + node-&gt;successors[i]-&gt;heuristic;</text:span></text:p>
      <text:p text:style-name="Standard"><text:span text:style-name="T4"><text:s text:c="8"/>}</text:span></text:p>
      <text:p text:style-name="Standard"><text:span text:style-name="T4"><text:s text:c="8"/>node-&gt;heuristic = totalCost;</text:span></text:p>
      <text:p text:style-name="Standard"><text:span text:style-name="T4"><text:s text:c="4"/>} else {</text:span></text:p>
      <text:p text:style-name="Standard"><text:span text:style-name="T4"><text:s text:c="8"/>aoStar(node-&gt;successors[bestIndex]);</text:span></text:p>
      <text:p text:style-name="Standard"><text:span text:style-name="T4"><text:s text:c="8"/>node-&gt;heuristic = node-&gt;cost[bestIndex] + node-&gt;successors[bestIndex]-&gt;heuristic;</text:span></text:p>
      <text:p text:style-name="Standard"><text:span text:style-name="T4"><text:s text:c="4"/>}</text:span></text:p>
      <text:p text:style-name="P6"/>
      <text:p text:style-name="Standard"><text:span text:style-name="T4"><text:s text:c="4"/>int isAllSolved = 1;</text:span></text:p>
      <text:p text:style-name="Standard"><text:span text:style-name="T4"><text:s text:c="4"/>for (int i = 0; i &lt; node-&gt;numSuccessors; i++) {</text:span></text:p>
      <text:p text:style-name="Standard"><text:span text:style-name="T4"><text:s text:c="8"/>if (!node-&gt;successors[i]-&gt;isSolved) {</text:span></text:p>
      <text:p text:style-name="Standard"><text:soft-page-break/><text:span text:style-name="T4"><text:s text:c="12"/>isAllSolved = 0;</text:span></text:p>
      <text:p text:style-name="Standard"><text:span text:style-name="T4"><text:s text:c="12"/>break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if (isAllSolved) {</text:span></text:p>
      <text:p text:style-name="Standard"><text:span text:style-name="T4"><text:s text:c="8"/>node-&gt;isSolved = 1;</text:span></text:p>
      <text:p text:style-name="Standard"><text:span text:style-name="T4"><text:s text:c="8"/>printf("Node %d is solved!\n", node-&gt;id);</text:span></text:p>
      <text:p text:style-name="Standard"><text:span text:style-name="T4"><text:s text:c="4"/>}</text:span></text:p>
      <text:p text:style-name="Standard"><text:span text:style-name="T4">}</text:span></text:p>
      <text:p text:style-name="P6"/>
      <text:p text:style-name="Standard"><text:span text:style-name="T4">int main() {</text:span></text:p>
      <text:p text:style-name="Standard"><text:span text:style-name="T4"><text:s text:c="4"/>int numNodes, id, heuristic, isAndNode, parentId, childId, cost, numSuccessors;</text:span></text:p>
      <text:p text:style-name="Standard"><text:span text:style-name="T4"><text:s text:c="4"/>struct Node* nodes[MAX];</text:span></text:p>
      <text:p text:style-name="P6"/>
      <text:p text:style-name="Standard"><text:span text:style-name="T4"><text:s text:c="4"/>printf("Enter the number of nodes: ");</text:span></text:p>
      <text:p text:style-name="Standard"><text:span text:style-name="T4"><text:s text:c="4"/>scanf("%d", &amp;numNodes);</text:span></text:p>
      <text:p text:style-name="P6"/>
      <text:p text:style-name="Standard"><text:span text:style-name="T4"><text:s text:c="4"/>for (int i = 0; i &lt; numNodes; i++) {</text:span></text:p>
      <text:p text:style-name="Standard"><text:span text:style-name="T4"><text:s text:c="8"/>printf("Enter node id, heuristic value, and isAndNode (0 for OR, 1 for AND): ");</text:span></text:p>
      <text:p text:style-name="Standard"><text:span text:style-name="T4"><text:s text:c="8"/>scanf("%d %d %d", &amp;id, &amp;heuristic, &amp;isAndNode);</text:span></text:p>
      <text:p text:style-name="Standard"><text:soft-page-break/><text:span text:style-name="T4"><text:s text:c="8"/>nodes[id] = createNode(id, heuristic, isAndNode);</text:span></text:p>
      <text:p text:style-name="Standard"><text:span text:style-name="T4"><text:s text:c="4"/>}</text:span></text:p>
      <text:p text:style-name="P6"/>
      <text:p text:style-name="Standard"><text:span text:style-name="T4"><text:s text:c="4"/>printf("Enter the successors (parent, child, cost) for each node:\n");</text:span></text:p>
      <text:p text:style-name="Standard"><text:span text:style-name="T4"><text:s text:c="4"/>for (int i = 0; i &lt; numNodes; i++) {</text:span></text:p>
      <text:p text:style-name="Standard"><text:span text:style-name="T4"><text:s text:c="8"/>printf("Enter the parent node id: ");</text:span></text:p>
      <text:p text:style-name="Standard"><text:span text:style-name="T4"><text:s text:c="8"/>scanf("%d", &amp;parentId);</text:span></text:p>
      <text:p text:style-name="Standard"><text:span text:style-name="T4"><text:s text:c="8"/>printf("Enter the number of successors for node %d: ", parentId);</text:span></text:p>
      <text:p text:style-name="Standard"><text:span text:style-name="T4"><text:s text:c="8"/>scanf("%d", &amp;numSuccessors);</text:span></text:p>
      <text:p text:style-name="P6"/>
      <text:p text:style-name="Standard"><text:span text:style-name="T4"><text:s text:c="8"/>for (int j = 0; j &lt; numSuccessors; j++) {</text:span></text:p>
      <text:p text:style-name="Standard"><text:span text:style-name="T4"><text:s text:c="12"/>printf("Enter child node id and cost: ");</text:span></text:p>
      <text:p text:style-name="Standard"><text:span text:style-name="T4"><text:s text:c="12"/>scanf("%d %d", &amp;childId, &amp;cost);</text:span></text:p>
      <text:p text:style-name="Standard"><text:span text:style-name="T4"><text:s text:c="12"/>addSuccessor(nodes[parentId], nodes[childId], cost)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P6"/>
      <text:p text:style-name="Standard"><text:span text:style-name="T4"><text:s text:c="4"/>int startNode;</text:span></text:p>
      <text:p text:style-name="Standard"><text:span text:style-name="T4"><text:s text:c="4"/>printf("Enter the start node: ");</text:span></text:p>
      <text:p text:style-name="Standard"><text:span text:style-name="T4"><text:s text:c="4"/>scanf("%d", &amp;startNode);</text:span></text:p>
      <text:p text:style-name="P6"/>
      <text:p text:style-name="Standard"><text:soft-page-break/><text:span text:style-name="T4"><text:s text:c="4"/>aoStar(nodes[startNode]);</text:span></text:p>
      <text:p text:style-name="P6"/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P6"/>
      <text:p text:style-name="P6"/>
      <text:p text:style-name="P9"/>
      <text:p text:style-name="P9"/>
      <text:p text:style-name="P10"/>
      <text:p text:style-name="Standard"><text:span text:style-name="T8">H} Graph Coloring</text:span></text:p>
      <text:p text:style-name="P9"/>
      <text:p text:style-name="P9"/>
      <text:p text:style-name="Standard"><text:span text:style-name="T4">#include &lt;stdio.h&gt;</text:span></text:p>
      <text:p text:style-name="Standard"><text:span text:style-name="T4">#include &lt;stdbool.h&gt;</text:span></text:p>
      <text:p text:style-name="P6"/>
      <text:p text:style-name="Standard"><text:span text:style-name="T4">#define MAX 100</text:span></text:p>
      <text:p text:style-name="P6"/>
      <text:p text:style-name="Standard"><text:span text:style-name="T4">void graphColoring(int graph[MAX][MAX], int n) {</text:span></text:p>
      <text:p text:style-name="Standard"><text:span text:style-name="T4"><text:s text:c="4"/>int result[MAX];</text:span></text:p>
      <text:p text:style-name="Standard"><text:span text:style-name="T4"><text:s text:c="4"/>result[0] = 0;</text:span></text:p>
      <text:p text:style-name="Standard"><text:soft-page-break/><text:span text:style-name="T4"><text:s text:c="4"/>for (int i = 1; i &lt; n; i++)</text:span></text:p>
      <text:p text:style-name="Standard"><text:span text:style-name="T4"><text:s text:c="8"/>result[i] = -1;</text:span></text:p>
      <text:p text:style-name="P6"/>
      <text:p text:style-name="Standard"><text:span text:style-name="T4"><text:s text:c="4"/>bool available[MAX];</text:span></text:p>
      <text:p text:style-name="Standard"><text:span text:style-name="T4"><text:s text:c="4"/>for (int i = 0; i &lt; n; i++)</text:span></text:p>
      <text:p text:style-name="Standard"><text:span text:style-name="T4"><text:s text:c="8"/>available[i] = false;</text:span></text:p>
      <text:p text:style-name="P6"/>
      <text:p text:style-name="Standard"><text:span text:style-name="T4"><text:s text:c="4"/>for (int u = 1; u &lt; n; u++) {</text:span></text:p>
      <text:p text:style-name="Standard"><text:span text:style-name="T4"><text:s text:c="8"/>for (int i = 0; i &lt; n; i++) {</text:span></text:p>
      <text:p text:style-name="Standard"><text:span text:style-name="T4"><text:s text:c="12"/>if (graph[u][i] &amp;&amp; result[i] != -1)</text:span></text:p>
      <text:p text:style-name="Standard"><text:span text:style-name="T4"><text:s text:c="16"/>available[result[i]] = true;</text:span></text:p>
      <text:p text:style-name="Standard"><text:span text:style-name="T4"><text:s text:c="8"/>}</text:span></text:p>
      <text:p text:style-name="P6"/>
      <text:p text:style-name="Standard"><text:span text:style-name="T4"><text:s text:c="8"/>int color;</text:span></text:p>
      <text:p text:style-name="Standard"><text:span text:style-name="T4"><text:s text:c="8"/>for (color = 0; color &lt; n; color++) {</text:span></text:p>
      <text:p text:style-name="Standard"><text:span text:style-name="T4"><text:s text:c="12"/>if (!available[color])</text:span></text:p>
      <text:p text:style-name="Standard"><text:span text:style-name="T4"><text:s text:c="16"/>break;</text:span></text:p>
      <text:p text:style-name="Standard"><text:span text:style-name="T4"><text:s text:c="8"/>}</text:span></text:p>
      <text:p text:style-name="P6"/>
      <text:p text:style-name="Standard"><text:span text:style-name="T4"><text:s text:c="8"/>result[u] = color;</text:span></text:p>
      <text:p text:style-name="P6"/>
      <text:p text:style-name="Standard"><text:soft-page-break/><text:span text:style-name="T4"><text:s text:c="8"/>for (int i = 0; i &lt; n; i++)</text:span></text:p>
      <text:p text:style-name="Standard"><text:span text:style-name="T4"><text:s text:c="12"/>available[i] = false;</text:span></text:p>
      <text:p text:style-name="Standard"><text:span text:style-name="T4"><text:s text:c="4"/>}</text:span></text:p>
      <text:p text:style-name="P6"/>
      <text:p text:style-name="Standard"><text:span text:style-name="T4"><text:s text:c="4"/>printf("Vertex <text:s text:c="2"/>Color\n");</text:span></text:p>
      <text:p text:style-name="Standard"><text:span text:style-name="T4"><text:s text:c="4"/>for (int u = 0; u &lt; n; u++)</text:span></text:p>
      <text:p text:style-name="Standard"><text:span text:style-name="T4"><text:s text:c="8"/>printf(" <text:s text:c="2"/>%d <text:s text:c="7"/>%d\n", u, result[u]);</text:span></text:p>
      <text:p text:style-name="Standard"><text:span text:style-name="T4">}</text:span></text:p>
      <text:p text:style-name="P6"/>
      <text:p text:style-name="Standard"><text:span text:style-name="T4">int main() {</text:span></text:p>
      <text:p text:style-name="Standard"><text:span text:style-name="T4"><text:s text:c="4"/>int n;</text:span></text:p>
      <text:p text:style-name="Standard"><text:span text:style-name="T4"><text:s text:c="4"/>int graph[MAX][MAX];</text:span></text:p>
      <text:p text:style-name="P6"/>
      <text:p text:style-name="Standard"><text:span text:style-name="T4"><text:s text:c="4"/>printf("Enter the number of vertices: ");</text:span></text:p>
      <text:p text:style-name="Standard"><text:span text:style-name="T4"><text:s text:c="4"/>scanf("%d", &amp;n);</text:span></text:p>
      <text:p text:style-name="P6"/>
      <text:p text:style-name="Standard"><text:span text:style-name="T4"><text:s text:c="4"/>printf("Enter the adjacency matrix:\n");</text:span></text:p>
      <text:p text:style-name="Standard"><text:span text:style-name="T4"><text:s text:c="4"/>for (int i = 0; i &lt; n; i++) {</text:span></text:p>
      <text:p text:style-name="Standard"><text:span text:style-name="T4"><text:s text:c="8"/>for (int j = 0; j &lt; n; j++) {</text:span></text:p>
      <text:p text:style-name="Standard"><text:span text:style-name="T4"><text:s text:c="12"/>scanf("%d", &amp;graph[i][j]);</text:span></text:p>
      <text:p text:style-name="Standard"><text:span text:style-name="T4"><text:s text:c="8"/>}</text:span></text:p>
      <text:p text:style-name="Standard"><text:soft-page-break/><text:span text:style-name="T4"><text:s text:c="4"/>}</text:span></text:p>
      <text:p text:style-name="P6"/>
      <text:p text:style-name="Standard"><text:span text:style-name="T4"><text:s text:c="4"/>graphColoring(graph, n);</text:span></text:p>
      <text:p text:style-name="P6"/>
      <text:p text:style-name="Standard"><text:span text:style-name="T4"><text:s text:c="4"/>return 0;</text:span></text:p>
      <text:p text:style-name="Standard"><text:span text:style-name="T4">}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5" meta:paragraph-count="710" meta:word-count="2671" meta:character-count="20479" meta:non-whitespace-character-count="14767"/>
    <meta:generator>LibreOfficeDev/6.0.5.2$Linux_X86_64 LibreOffice_project/</meta:generator>
  </office:meta>
</office:document-meta>
</file>